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Narrow" svg:font-family="'Arial Narrow'" style:font-family-generic="swiss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6.992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3.133cm"/>
    </style:style>
    <style:style style:name="co6" style:family="table-column">
      <style:table-column-properties fo:break-before="auto" style:column-width="3.048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6.6cm"/>
    </style:style>
    <style:style style:name="co9" style:family="table-column">
      <style:table-column-properties fo:break-before="auto" style:column-width="5.062cm"/>
    </style:style>
    <style:style style:name="co10" style:family="table-column">
      <style:table-column-properties fo:break-before="auto" style:column-width="1.986cm"/>
    </style:style>
    <style:style style:name="co11" style:family="table-column">
      <style:table-column-properties fo:break-before="auto" style:column-width="4.727cm"/>
    </style:style>
    <style:style style:name="co12" style:family="table-column">
      <style:table-column-properties fo:break-before="auto" style:column-width="1.314cm"/>
    </style:style>
    <style:style style:name="co13" style:family="table-column">
      <style:table-column-properties fo:break-before="auto" style:column-width="5.985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406cm"/>
    </style:style>
    <style:style style:name="co16" style:family="table-column">
      <style:table-column-properties fo:break-before="auto" style:column-width="3.189cm"/>
    </style:style>
    <style:style style:name="co17" style:family="table-column">
      <style:table-column-properties fo:break-before="auto" style:column-width="5.51cm"/>
    </style:style>
    <style:style style:name="co18" style:family="table-column">
      <style:table-column-properties fo:break-before="auto" style:column-width="1.371cm"/>
    </style:style>
    <style:style style:name="co19" style:family="table-column">
      <style:table-column-properties fo:break-before="auto" style:column-width="8.475cm"/>
    </style:style>
    <style:style style:name="co20" style:family="table-column">
      <style:table-column-properties fo:break-before="auto" style:column-width="5.93cm"/>
    </style:style>
    <style:style style:name="co21" style:family="table-column">
      <style:table-column-properties fo:break-before="auto" style:column-width="6.152cm"/>
    </style:style>
    <style:style style:name="co22" style:family="table-column">
      <style:table-column-properties fo:break-before="auto" style:column-width="1.399cm"/>
    </style:style>
    <style:style style:name="co23" style:family="table-column">
      <style:table-column-properties fo:break-before="auto" style:column-width="3.272cm"/>
    </style:style>
    <style:style style:name="co24" style:family="table-column">
      <style:table-column-properties fo:break-before="auto" style:column-width="3.888cm"/>
    </style:style>
    <style:style style:name="co25" style:family="table-column">
      <style:table-column-properties fo:break-before="auto" style:column-width="1.035cm"/>
    </style:style>
    <style:style style:name="co26" style:family="table-column">
      <style:table-column-properties fo:break-before="auto" style:column-width="0.335cm"/>
    </style:style>
    <style:style style:name="co27" style:family="table-column">
      <style:table-column-properties fo:break-before="auto" style:column-width="9.089cm"/>
    </style:style>
    <style:style style:name="co28" style:family="table-column">
      <style:table-column-properties fo:break-before="auto" style:column-width="2.293cm"/>
    </style:style>
    <style:style style:name="co29" style:family="table-column">
      <style:table-column-properties fo:break-before="auto" style:column-width="4.643cm"/>
    </style:style>
    <style:style style:name="co30" style:family="table-column">
      <style:table-column-properties fo:break-before="auto" style:column-width="1.649cm"/>
    </style:style>
    <style:style style:name="co31" style:family="table-column">
      <style:table-column-properties fo:break-before="auto" style:column-width="0.783cm"/>
    </style:style>
    <style:style style:name="co32" style:family="table-column">
      <style:table-column-properties fo:break-before="auto" style:column-width="4.951cm"/>
    </style:style>
    <style:style style:name="co33" style:family="table-column">
      <style:table-column-properties fo:break-before="auto" style:column-width="4.195cm"/>
    </style:style>
    <style:style style:name="co34" style:family="table-column">
      <style:table-column-properties fo:break-before="auto" style:column-width="4.81cm"/>
    </style:style>
    <style:style style:name="co35" style:family="table-column">
      <style:table-column-properties fo:break-before="auto" style:column-width="7.636cm"/>
    </style:style>
    <style:style style:name="co36" style:family="table-column">
      <style:table-column-properties fo:break-before="auto" style:column-width="4.782cm"/>
    </style:style>
    <style:style style:name="co37" style:family="table-column">
      <style:table-column-properties fo:break-before="auto" style:column-width="3.776cm"/>
    </style:style>
    <style:style style:name="co38" style:family="table-column">
      <style:table-column-properties fo:break-before="auto" style:column-width="1.51cm"/>
    </style:style>
    <style:style style:name="co39" style:family="table-column">
      <style:table-column-properties fo:break-before="auto" style:column-width="1.845cm"/>
    </style:style>
    <style:style style:name="co40" style:family="table-column">
      <style:table-column-properties fo:break-before="auto" style:column-width="1.566cm"/>
    </style:style>
    <style:style style:name="co41" style:family="table-column">
      <style:table-column-properties fo:break-before="auto" style:column-width="1.819cm"/>
    </style:style>
    <style:style style:name="co42" style:family="table-column">
      <style:table-column-properties fo:break-before="auto" style:column-width="1.118cm"/>
    </style:style>
    <style:style style:name="co43" style:family="table-column">
      <style:table-column-properties fo:break-before="auto" style:column-width="4.447cm"/>
    </style:style>
    <style:style style:name="co44" style:family="table-column">
      <style:table-column-properties fo:break-before="auto" style:column-width="2.741cm"/>
    </style:style>
    <style:style style:name="co45" style:family="table-column">
      <style:table-column-properties fo:break-before="auto" style:column-width="2.574cm"/>
    </style:style>
    <style:style style:name="co46" style:family="table-column">
      <style:table-column-properties fo:break-before="auto" style:column-width="5.957cm"/>
    </style:style>
    <style:style style:name="co47" style:family="table-column">
      <style:table-column-properties fo:break-before="auto" style:column-width="2.265cm"/>
    </style:style>
    <style:style style:name="co48" style:family="table-column">
      <style:table-column-properties fo:break-before="auto" style:column-width="2.35cm"/>
    </style:style>
    <style:style style:name="co49" style:family="table-column">
      <style:table-column-properties fo:break-before="auto" style:column-width="2.909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661cm" fo:break-before="auto" style:use-optimal-row-height="true"/>
    </style:style>
    <style:style style:name="ro6" style:family="table-row">
      <style:table-row-properties style:row-height="0.635cm" fo:break-before="auto" style:use-optimal-row-height="true"/>
    </style:style>
    <style:style style:name="ro7" style:family="table-row">
      <style:table-row-properties style:row-height="0.82cm" fo:break-before="auto" style:use-optimal-row-height="tru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926cm" fo:break-before="auto" style:use-optimal-row-height="false"/>
    </style:style>
    <style:style style:name="ro11" style:family="table-row">
      <style:table-row-properties style:row-height="0.556cm" fo:break-before="auto" style:use-optimal-row-height="true"/>
    </style:style>
    <style:style style:name="ro12" style:family="table-row">
      <style:table-row-properties style:row-height="1.164cm" fo:break-before="auto" style:use-optimal-row-height="false"/>
    </style:style>
    <style:style style:name="ro13" style:family="table-row">
      <style:table-row-properties style:row-height="0.714cm" fo:break-before="auto" style:use-optimal-row-height="true"/>
    </style:style>
    <style:style style:name="ro14" style:family="table-row">
      <style:table-row-properties style:row-height="0.741cm" fo:break-before="auto" style:use-optimal-row-height="tru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609cm" fo:break-before="auto" style:use-optimal-row-height="fals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0.661cm" fo:break-before="auto" style:use-optimal-row-height="false"/>
    </style:style>
    <style:style style:name="ta1" style:family="table" style:master-page-name="PageStyle_5f_EJEMPLO_20_01">
      <style:table-properties table:display="true" style:writing-mode="lr-tb" table:tab-color="#00b0f0"/>
    </style:style>
    <style:style style:name="ta2" style:family="table" style:master-page-name="PageStyle_5f_EJEMPLO_20_02">
      <style:table-properties table:display="true" style:writing-mode="lr-tb" table:tab-color="#ff0000"/>
    </style:style>
    <style:style style:name="ta3" style:family="table" style:master-page-name="PageStyle_5f_EJEMPLO_20_03">
      <style:table-properties table:display="true" style:writing-mode="lr-tb" table:tab-color="#00b0f0"/>
    </style:style>
    <style:style style:name="ta4" style:family="table" style:master-page-name="PageStyle_5f_EJEMPLO_20_04">
      <style:table-properties table:display="true" style:writing-mode="lr-tb" table:tab-color="#00ff00"/>
    </style:style>
    <style:style style:name="ta5" style:family="table" style:master-page-name="PageStyle_5f_EJEMPLO_20_05">
      <style:table-properties table:display="true" style:writing-mode="lr-tb" table:tab-color="#7030a0"/>
    </style:style>
    <style:style style:name="ta6" style:family="table" style:master-page-name="PageStyle_5f_EJEMPLO_20_06">
      <style:table-properties table:display="true" style:writing-mode="lr-tb" table:tab-color="#ffc000"/>
    </style:style>
    <style:style style:name="ta7" style:family="table" style:master-page-name="PageStyle_5f_EJEMPLO_20_07">
      <style:table-properties table:display="true" style:writing-mode="lr-tb" table:tab-color="#ffff00"/>
    </style:style>
    <style:style style:name="ta8" style:family="table" style:master-page-name="PageStyle_5f_EJEMPLO_20_08">
      <style:table-properties table:display="true" style:writing-mode="lr-tb" table:tab-color="#00b0f0"/>
    </style:style>
    <style:style style:name="ta9" style:family="table" style:master-page-name="PageStyle_5f_EJEMPLO_20_09">
      <style:table-properties table:display="true" style:writing-mode="lr-tb" table:tab-color="#7030a0"/>
    </style:style>
    <style:style style:name="ta10" style:family="table" style:master-page-name="PageStyle_5f_EJEMPLO_20_10">
      <style:table-properties table:display="true" style:writing-mode="lr-tb" table:tab-color="#000000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9" style:family="table-cell" style:parent-style-name="Default">
      <style:table-cell-properties fo:background-color="#00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()&gt;=10.5" style:apply-style-name="ConditionalStyle_5f_4" style:base-cell-address="'EJEMPLO 03'.C9"/>
      <style:map style:condition="cell-content()&lt;10.5" style:apply-style-name="ConditionalStyle_5f_3" style:base-cell-address="'EJEMPLO 03'.C9"/>
    </style:style>
    <style:style style:name="ce18" style:family="table-cell" style:parent-style-name="Default" style:data-style-name="N140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()&gt;=10.5" style:apply-style-name="ConditionalStyle_5f_4" style:base-cell-address="'EJEMPLO 03'.C9"/>
      <style:map style:condition="cell-content()&lt;10.5" style:apply-style-name="ConditionalStyle_5f_3" style:base-cell-address="'EJEMPLO 03'.C9"/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()=&quot;APROBADO&quot;" style:apply-style-name="ConditionalStyle_5f_2" style:base-cell-address="'EJEMPLO 03'.G9"/>
      <style:map style:condition="cell-content()=&quot;DESAPROBADO&quot;" style:apply-style-name="ConditionalStyle_5f_1" style:base-cell-address="'EJEMPLO 03'.G9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3" style:family="table-cell" style:parent-style-name="Default" style:data-style-name="N10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Excel_20_Built-in_20_Comma" style:data-style-name="N13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4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Excel_20_Built-in_20_Comma" style:data-style-name="N13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8" style:family="table-cell" style:parent-style-name="Default" style:data-style-name="N134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8" style:family="table-cell" style:parent-style-name="Excel_20_Built-in_20_Comma" style:data-style-name="N13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0" style:family="table-cell" style:parent-style-name="Default" style:data-style-name="N137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5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6" style:family="table-cell" style:parent-style-name="Excel_20_Built-in_20_Comma" style:data-style-name="N1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7" style:family="table-cell" style:parent-style-name="Excel_20_Built-in_20_Comma" style:data-style-name="N1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8" style:family="table-cell" style:parent-style-name="Default">
      <style:table-cell-properties fo:background-color="#d0cece" style:rotation-align="none">
        <loext:background-complex-color loext:theme-type="light2" loext:color-type="theme">
          <loext:transformation loext:type="lummod" loext:value="9000"/>
        </loext:background-complex-color>
      </style:table-cell-properties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9" style:family="table-cell" style:parent-style-name="Default" style:data-style-name="N2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 style:data-style-name="N138">
      <style:table-cell-properties style:rotation-align="none"/>
    </style:style>
    <style:style style:name="ce61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Normal_20_2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Normal_20_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Normal_20_2" style:data-style-name="N139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Normal_20_2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8" style:family="table-cell" style:parent-style-name="Moneda_20_2" style:data-style-name="N139">
      <style:table-cell-properties fo:background-color="#767171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2" loext:color-type="theme">
          <loext:transformation loext:type="lummod" loext:value="5000"/>
        </loext:background-complex-color>
      </style:table-cell-properties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>
        <loext:char-complex-color loext:theme-type="light1" loext:color-type="theme"/>
      </style:text-properties>
    </style:style>
    <style:style style:name="gr1" style:family="graphic" style:parent-style-name="Default">
      <style:graphic-properties draw:stroke="solid" svg:stroke-width="0.053cm" svg:stroke-color="#00b0f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cm" fo:padding-bottom="0cm" fo:padding-left="0.051cm" fo:padding-right="0cm" fo:wrap-option="wrap" style:overflow-behavior="clip" loext:glow-radius="0.282cm" loext:glow-color="#00b0f0" loext:glow-transparency="40%" loext:decorative="false"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start" fo:text-indent="0cm"/>
      <style:text-properties fo:font-size="18pt"/>
    </style:style>
    <style:style style:name="gr2" style:family="graphic" style:parent-style-name="Default">
      <style:graphic-properties draw:stroke="solid" svg:stroke-width="0.053cm" svg:stroke-color="#ffffff" draw:stroke-linejoin="miter" svg:stroke-linecap="butt" draw:fill="solid" draw:fill-color="#bfbfbf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overflow-behavior="clip" loext:glow-radius="0.388cm" loext:glow-color="#ff7a1f" loext:glow-transparency="60%" loext:decorative="false">
        <loext:fill-complex-color loext:theme-type="light1" loext:color-type="theme">
          <loext:transformation loext:type="lummod" loext:value="7500"/>
        </loext:fill-complex-color>
      </style:graphic-properties>
      <style:paragraph-properties style:writing-mode="lr-tb" fo:margin-left="0cm" fo:margin-right="0cm" fo:margin-top="0cm" fo:margin-bottom="0cm" fo:line-height="100%" fo:text-align="start" fo:text-indent="0cm"/>
      <style:text-properties fo:font-size="18pt"/>
    </style:style>
    <style:style style:name="gr3" style:family="graphic" style:parent-style-name="Default">
      <style:graphic-properties draw:stroke="solid" svg:stroke-width="0.106cm" svg:stroke-color="#000000" draw:marker-end="msArrowEnd_20_5" draw:marker-end-width="0.318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solid" svg:stroke-width="0.159cm" svg:stroke-color="#000000" draw:stroke-linejoin="round" svg:stroke-linecap="butt" draw:fill="solid" draw:fill-color="#ffffff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5" style:family="graphic" style:parent-style-name="Default">
      <style:graphic-properties draw:stroke="solid" svg:stroke-width="0.035cm" svg:stroke-color="#000000" draw:stroke-linejoin="miter" svg:stroke-linecap="butt" draw:fill="solid" draw:fill-color="#00b0f0" draw:textarea-horizontal-align="justify" draw:textarea-vertical-align="middle" draw:auto-grow-height="false" draw:fit-to-size="false" style:shrink-to-fit="false" fo:min-height="0cm" fo:min-width="0cm" fo:padding-top="0cm" fo:padding-bottom="0cm" fo:padding-left="0.051cm" fo:padding-right="0cm" fo:wrap-option="wrap" style:overflow-behavior="clip" loext:decorative="false"/>
      <style:paragraph-properties style:writing-mode="lr-tb" fo:margin-left="0cm" fo:margin-right="0cm" fo:margin-top="0cm" fo:margin-bottom="0cm" fo:line-height="100%" fo:text-align="center" fo:text-indent="0cm"/>
      <style:text-properties fo:font-size="18pt"/>
    </style:style>
    <style:style style:name="gr6" style:family="graphic" style:parent-style-name="Default">
      <style:graphic-properties draw:stroke="solid" svg:stroke-width="0.035cm" svg:stroke-color="#00b0f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cm" fo:padding-bottom="0cm" fo:padding-left="0.051cm" fo:padding-right="0cm" fo:wrap-option="wrap" style:overflow-behavior="clip" loext:glow-radius="0.282cm" loext:glow-color="#00b0f0" loext:glow-transparency="40%" loext:decorative="false"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start" fo:text-indent="0cm"/>
      <style:text-properties fo:font-size="18pt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solid" draw:fill-color="#bfbfbf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00b0f0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6pt" fo:letter-spacing="normal" fo:language="es" fo:country="E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6pt" fo:letter-spacing="normal" fo:language="es" fo:country="P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4pt" fo:letter-spacing="normal" fo:language="es" fo:country="P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b0f0" loext:opacity="100%" style:text-outline="false" style:text-line-through-style="none" style:text-line-through-type="none" style:text-position="0% 100%" fo:font-family="Calibri" fo:font-size="24pt" fo:letter-spacing="normal" fo:language="es" fo:country="P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24pt" fo:letter-spacing="normal" fo:language="es" fo:country="P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text-position="0% 100%" fo:font-family="Calibri" fo:font-size="24pt" fo:letter-spacing="normal" fo:language="es" fo:country="P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6pt" fo:letter-spacing="normal" fo:language="es" fo:country="P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20pt" fo:letter-spacing="normal" fo:language="es" fo:country="P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text-position="0% 100%" fo:font-family="Calibri" fo:font-size="16pt" fo:letter-spacing="normal" fo:language="es" fo:country="P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text-position="0% 100%" fo:font-family="Calibri" fo:font-size="32pt" fo:letter-spacing="normal" fo:language="es" fo:country="P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00ff00" loext:opacity="100%" style:text-outline="false" style:text-line-through-style="none" style:text-line-through-type="none" style:text-position="0% 100%" fo:font-family="Calibri" fo:font-size="16pt" fo:letter-spacing="normal" fo:language="es" fo:country="P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ffc000" loext:opacity="100%" style:text-outline="false" style:text-line-through-style="none" style:text-line-through-type="none" style:text-position="0% 100%" fo:font-family="Calibri" fo:font-size="16pt" fo:letter-spacing="normal" fo:language="es" fo:country="P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text-position="0% 100%" fo:font-family="Calibri" fo:font-size="36pt" fo:letter-spacing="normal" fo:language="es" fo:country="P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s" fo:country="P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ed7d31" loext:opacity="100%" style:text-outline="false" style:text-line-through-style="none" style:text-line-through-type="none" style:text-position="0% 100%" fo:font-family="Calibri" fo:font-size="11pt" fo:letter-spacing="normal" fo:language="es" fo:country="PE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>
        <loext:char-complex-color loext:theme-type="accent2" loext:color-type="theme"/>
      </style:text-properties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text-position="0% 100%" fo:font-family="Calibri" fo:font-size="14pt" fo:letter-spacing="normal" fo:language="es" fo:country="P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b050" loext:opacity="100%" style:text-outline="false" style:text-line-through-style="none" style:text-line-through-type="none" style:text-position="0% 100%" fo:font-family="Calibri" fo:font-size="11pt" fo:letter-spacing="normal" fo:language="es" fo:country="PE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font-variant="normal" fo:text-transform="none" fo:color="#00b0f0" loext:opacity="100%" style:text-outline="false" style:text-line-through-style="none" style:text-line-through-type="none" style:text-position="0% 100%" fo:font-family="Calibri" fo:font-size="11pt" fo:letter-spacing="normal" fo:language="es" fo:country="PE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font-variant="normal" fo:text-transform="none" fo:color="#ff0000" loext:opacity="100%" style:text-outline="false" style:text-line-through-style="none" style:text-line-through-type="none" style:text-position="0% 100%" fo:font-family="Calibri" fo:font-size="16pt" fo:letter-spacing="normal" fo:language="es" fo:country="P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ffc000" loext:opacity="100%" style:text-outline="false" style:text-line-through-style="none" style:text-line-through-type="none" style:text-position="0% 100%" fo:font-family="Calibri" fo:font-size="11pt" fo:letter-spacing="normal" fo:language="es" fo:country="PE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style:use-window-font-color="true" style:font-name="Arial1" fo:font-size="16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16pt" style:font-size-complex="16pt" style:font-weight-asian="bold" style:font-weight-complex="bold" style:font-style-asian="normal" style:font-style-complex="normal"/>
    </style:style>
    <style:style style:name="T22" style:family="text">
      <style:text-properties style:use-window-font-color="true" style:font-name="Arial1" fo:font-size="16pt" style:text-underline-style="none" style:text-underline-color="font-color" style:text-line-through-type="none" fo:font-style="normal" style:text-outline="false" fo:text-shadow="none" style:text-position="0% 100%" style:font-name-complex="Arial1" style:font-size-asian="16pt" style:font-size-complex="16pt" style:font-style-asian="normal" style:font-style-complex="normal" fo:font-weight="normal" style:font-weight-asian="normal" style:font-weight-complex="normal"/>
    </style:style>
    <style:style style:name="T23" style:family="text">
      <style:text-properties style:use-window-font-color="true" style:font-name="Arial1" fo:font-size="16pt" style:text-underline-style="none" style:text-underline-color="font-color" style:text-line-through-type="none" fo:font-style="normal" style:text-outline="false" fo:text-shadow="none" style:text-position="0% 100%" style:font-name-complex="Arial1" style:font-size-asian="16pt" style:font-size-complex="16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JEMPLO 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6378" table:default-cell-style-name="Default"/>
        <table:table-row table:style-name="ro1">
          <table:table-cell table:number-columns-repeated="16384"/>
        </table:table-row>
        <table:table-row table:style-name="ro1">
          <table:table-cell>
            <draw:custom-shape table:end-cell-address="'EJEMPLO 01'.E7" table:end-x="2.814cm" table:end-y="0.211cm" draw:z-index="0" draw:name="Rectángulo: esquinas redondeadas 2" draw:style-name="gr1" draw:text-style-name="P2" svg:width="17.093cm" svg:height="2.396cm" svg:x="1.291cm" svg:y="0.064cm">
              <text:p text:style-name="P1"><text:span text:style-name="T1">INSTRUCCIONES:</text:span></text:p>
              <text:p text:style-name="P1"><text:span text:style-name="T2">Si son mayores O igual de 18 años, entonces "MAYOR DE EDAD", caso contario "MENOR DE EDAD" 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6383"/>
        </table:table-row>
        <table:table-row table:style-name="ro1" table:number-rows-repeated="7">
          <table:table-cell table:number-columns-repeated="16384"/>
        </table:table-row>
        <table:table-row table:style-name="ro2">
          <table:table-cell/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CONDICION</text:p>
          </table:table-cell>
          <table:table-cell>
            <draw:custom-shape table:end-cell-address="'EJEMPLO 01'.N12" table:end-x="1.777cm" table:end-y="0.402cm" draw:z-index="1" draw:name="Rectángulo: esquinas redondeadas 3" draw:style-name="gr2" draw:text-style-name="P4" svg:width="19.943cm" svg:height="1.915cm" svg:x="2.646cm" svg:y="0.339cm">
              <text:p text:style-name="P3"><text:span text:style-name="T3">=SI(</text:span><text:span text:style-name="T4">prueba_lógica</text:span><text:span text:style-name="T3">;</text:span><text:span text:style-name="T5">valor_si_verdadero</text:span><text:span text:style-name="T3">;</text:span><text:span text:style-name="T6">valor_si_falso</text:span><text:span text:style-name="T3">)</text:span></text:p>
  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6379"/>
        </table:table-row>
        <table:table-row table:style-name="ro3">
          <table:table-cell/>
          <table:table-cell table:style-name="ce2" office:value-type="string" calcext:value-type="string">
            <text:p>ROSI HINOJOSA SEDANO</text:p>
          </table:table-cell>
          <table:table-cell table:style-name="ce3" office:value-type="float" office:value="19" calcext:value-type="float">
            <text:p>19</text:p>
          </table:table-cell>
          <table:table-cell table:style-name="ce4" table:formula="of:=IF([.C11]&gt;=18;&quot;mayor&quot;;&quot;menor&quot;)" office:value-type="string" office:string-value="mayor" calcext:value-type="string">
            <text:p>mayor</text:p>
          </table:table-cell>
          <table:table-cell table:number-columns-repeated="16380"/>
        </table:table-row>
        <table:table-row table:style-name="ro4">
          <table:table-cell/>
          <table:table-cell table:style-name="ce2" office:value-type="string" calcext:value-type="string">
            <text:p>JARUMI VILLAR QUISPE</text:p>
          </table:table-cell>
          <table:table-cell table:style-name="ce3" office:value-type="float" office:value="24" calcext:value-type="float">
            <text:p>24</text:p>
          </table:table-cell>
          <table:table-cell table:style-name="ce4" table:formula="of:=IF([.C12]&gt;=18;&quot;mayor&quot;;&quot;menor&quot;)" office:value-type="string" office:string-value="mayor" calcext:value-type="string">
            <text:p>mayor</text:p>
          </table:table-cell>
          <table:table-cell table:number-columns-repeated="16380"/>
        </table:table-row>
        <table:table-row table:style-name="ro5">
          <table:table-cell/>
          <table:table-cell table:style-name="ce2" office:value-type="string" calcext:value-type="string">
            <text:p>LUIS PERALTA CUBA</text:p>
          </table:table-cell>
          <table:table-cell table:style-name="ce3" office:value-type="float" office:value="12" calcext:value-type="float">
            <text:p>12</text:p>
          </table:table-cell>
          <table:table-cell table:style-name="ce4" table:formula="of:=IF([.C13]&gt;=18;&quot;mayor&quot;;&quot;menor&quot;)" office:value-type="string" office:string-value="menor" calcext:value-type="string">
            <text:p>menor</text:p>
          </table:table-cell>
          <table:table-cell table:number-columns-repeated="16380"/>
        </table:table-row>
        <table:table-row table:style-name="ro5">
          <table:table-cell/>
          <table:table-cell table:style-name="ce2" office:value-type="string" calcext:value-type="string">
            <text:p>MANUEL APAZA PERALTA</text:p>
          </table:table-cell>
          <table:table-cell table:style-name="ce3" office:value-type="float" office:value="11" calcext:value-type="float">
            <text:p>11</text:p>
          </table:table-cell>
          <table:table-cell table:style-name="ce4" table:formula="of:=IF([.C14]&gt;=18;&quot;mayor&quot;;&quot;menor&quot;)" office:value-type="string" office:string-value="menor" calcext:value-type="string">
            <text:p>menor</text:p>
          </table:table-cell>
          <table:table-cell table:number-columns-repeated="16380"/>
        </table:table-row>
        <table:table-row table:style-name="ro5">
          <table:table-cell/>
          <table:table-cell table:style-name="ce2" office:value-type="string" calcext:value-type="string">
            <text:p>VICTOR LOPEZ GUTIERREZ</text:p>
          </table:table-cell>
          <table:table-cell table:style-name="ce3" office:value-type="float" office:value="18" calcext:value-type="float">
            <text:p>18</text:p>
          </table:table-cell>
          <table:table-cell table:style-name="ce4" table:formula="of:=IF([.C15]&gt;=18;&quot;mayor&quot;;&quot;menor&quot;)" office:value-type="string" office:string-value="mayor" calcext:value-type="string">
            <text:p>mayor</text:p>
          </table:table-cell>
          <table:table-cell table:number-columns-repeated="16380"/>
        </table:table-row>
        <table:table-row table:style-name="ro5">
          <table:table-cell/>
          <table:table-cell table:style-name="ce2" office:value-type="string" calcext:value-type="string">
            <text:p>YELI SEDANO HINOJOSA</text:p>
          </table:table-cell>
          <table:table-cell table:style-name="ce3" office:value-type="float" office:value="16" calcext:value-type="float">
            <text:p>16</text:p>
          </table:table-cell>
          <table:table-cell table:style-name="ce4" table:formula="of:=IF([.C16]&gt;=18;&quot;mayor&quot;;&quot;menor&quot;)" office:value-type="string" office:string-value="menor" calcext:value-type="string">
            <text:p>menor</text:p>
          </table:table-cell>
          <table:table-cell table:number-columns-repeated="16380"/>
        </table:table-row>
        <table:table-row table:style-name="ro5">
          <table:table-cell/>
          <table:table-cell table:style-name="ce2" office:value-type="string" calcext:value-type="string">
            <text:p>ELIDA QUINTO LEÓN</text:p>
          </table:table-cell>
          <table:table-cell table:style-name="ce3" office:value-type="float" office:value="17" calcext:value-type="float">
            <text:p>17</text:p>
          </table:table-cell>
          <table:table-cell table:style-name="ce4" table:formula="of:=IF([.C17]&gt;=18;&quot;mayor&quot;;&quot;menor&quot;)" office:value-type="string" office:string-value="menor" calcext:value-type="string">
            <text:p>menor</text:p>
          </table:table-cell>
          <table:table-cell table:number-columns-repeated="16380"/>
        </table:table-row>
        <table:table-row table:style-name="ro5">
          <table:table-cell/>
          <table:table-cell table:style-name="ce2" office:value-type="string" calcext:value-type="string">
            <text:p>PEDRO HUAMAN MANTARI</text:p>
          </table:table-cell>
          <table:table-cell table:style-name="ce3" office:value-type="float" office:value="19" calcext:value-type="float">
            <text:p>19</text:p>
          </table:table-cell>
          <table:table-cell table:style-name="ce4" table:formula="of:=IF([.C18]&gt;=18;&quot;mayor&quot;;&quot;menor&quot;)" office:value-type="string" office:string-value="mayor" calcext:value-type="string">
            <text:p>mayor</text:p>
          </table:table-cell>
          <table:table-cell table:number-columns-repeated="16380"/>
        </table:table-row>
        <table:table-row table:style-name="ro5">
          <table:table-cell/>
          <table:table-cell table:style-name="ce2" office:value-type="string" calcext:value-type="string">
            <text:p>EVER CURI ALMONACID</text:p>
          </table:table-cell>
          <table:table-cell table:style-name="ce3" office:value-type="float" office:value="10" calcext:value-type="float">
            <text:p>10</text:p>
          </table:table-cell>
          <table:table-cell table:style-name="ce4" table:formula="of:=IF([.C19]&gt;=18;&quot;mayor&quot;;&quot;menor&quot;)" office:value-type="string" office:string-value="menor" calcext:value-type="string">
            <text:p>menor</text:p>
          </table:table-cell>
          <table:table-cell table:number-columns-repeated="16380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JEMPLO 02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6379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>
            <draw:custom-shape table:end-cell-address="'EJEMPLO 02'.E5" table:end-x="0.338cm" table:end-y="0.676cm" draw:z-index="0" draw:name="Rectángulo: esquinas redondeadas 1" draw:style-name="gr1" draw:text-style-name="P2" svg:width="13.839cm" svg:height="2.459cm" svg:x="0.148cm" svg:y="0.148cm">
              <text:p text:style-name="P3"><text:span text:style-name="T2">* Si el </text:span><text:span text:style-name="T7">SEXO es "M"</text:span><text:span text:style-name="T2">; mostrar </text:span><text:span text:style-name="T7">"MASCULINO"</text:span></text:p>
              <text:p text:style-name="P3"><text:span text:style-name="T2">* Si el </text:span><text:span text:style-name="T7">SEXO es "F"</text:span><text:span text:style-name="T2">; mostrar </text:span><text:span text:style-name="T7">"FEMENINO"</text:span><text:span text:style-name="T2"> 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6382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0"/>
          <table:table-cell table:number-columns-repeated="16381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0"/>
          <table:table-cell table:number-columns-repeated="16381"/>
        </table:table-row>
        <table:table-row table:style-name="ro4">
          <table:table-cell table:style-name="ce5"/>
          <table:table-cell table:style-name="ce8"/>
          <table:table-cell table:number-columns-repeated="16382"/>
        </table:table-row>
        <table:table-row table:style-name="ro4">
          <table:table-cell table:style-name="ce5"/>
          <table:table-cell table:number-columns-repeated="16383"/>
        </table:table-row>
        <table:table-row table:style-name="ro6">
          <table:table-cell table:style-name="ce6"/>
          <table:table-cell table:style-name="ce9" office:value-type="string" calcext:value-type="string">
            <text:p>NOMBRES</text:p>
          </table:table-cell>
          <table:table-cell table:style-name="ce9" office:value-type="string" calcext:value-type="string">
            <text:p>PROFESIÓN</text:p>
          </table:table-cell>
          <table:table-cell table:style-name="ce11" office:value-type="string" calcext:value-type="string">
            <text:p>SEXO</text:p>
          </table:table-cell>
          <table:table-cell table:style-name="ce9" office:value-type="string" calcext:value-type="string">
            <text:p>OBSERVACIONES</text:p>
          </table:table-cell>
          <table:table-cell table:number-columns-repeated="16379"/>
        </table:table-row>
        <table:table-row table:style-name="ro6">
          <table:table-cell/>
          <table:table-cell table:style-name="ce2" office:value-type="string" calcext:value-type="string">
            <text:p>ROSI HINOJOSA</text:p>
          </table:table-cell>
          <table:table-cell table:style-name="ce2" office:value-type="string" calcext:value-type="string">
            <text:p>ENFERMERA</text:p>
          </table:table-cell>
          <table:table-cell table:style-name="ce12" office:value-type="string" calcext:value-type="string">
            <text:p>F</text:p>
          </table:table-cell>
          <table:table-cell table:style-name="ce13" table:formula="of:=IF([.D8]=&quot;F&quot;;&quot;Femenino&quot;;&quot;masculino&quot;)" office:value-type="string" office:string-value="Femenino" calcext:value-type="string">
            <text:p>Femenino</text:p>
          </table:table-cell>
          <table:table-cell table:number-columns-repeated="16379"/>
        </table:table-row>
        <table:table-row table:style-name="ro6">
          <table:table-cell/>
          <table:table-cell table:style-name="ce2" office:value-type="string" calcext:value-type="string">
            <text:p>JARUMI VILLAR</text:p>
          </table:table-cell>
          <table:table-cell table:style-name="ce2" office:value-type="string" calcext:value-type="string">
            <text:p>ENFERMERA</text:p>
          </table:table-cell>
          <table:table-cell table:style-name="ce12" office:value-type="string" calcext:value-type="string">
            <text:p>F</text:p>
          </table:table-cell>
          <table:table-cell table:style-name="ce13" table:formula="of:=IF([.D9]=&quot;F&quot;;&quot;Femenino&quot;;&quot;masculino&quot;)" office:value-type="string" office:string-value="Femenino" calcext:value-type="string">
            <text:p>Femenino</text:p>
          </table:table-cell>
          <table:table-cell table:number-columns-repeated="16379"/>
        </table:table-row>
        <table:table-row table:style-name="ro6">
          <table:table-cell/>
          <table:table-cell table:style-name="ce2" office:value-type="string" calcext:value-type="string">
            <text:p>LUIS PERALTA</text:p>
          </table:table-cell>
          <table:table-cell table:style-name="ce2" office:value-type="string" calcext:value-type="string">
            <text:p>ABOGADO</text:p>
          </table:table-cell>
          <table:table-cell table:style-name="ce12" office:value-type="string" calcext:value-type="string">
            <text:p>M</text:p>
          </table:table-cell>
          <table:table-cell table:style-name="ce13" table:formula="of:=IF([.D10]=&quot;F&quot;;&quot;Femenino&quot;;&quot;masculino&quot;)" office:value-type="string" office:string-value="masculino" calcext:value-type="string">
            <text:p>masculino</text:p>
          </table:table-cell>
          <table:table-cell table:number-columns-repeated="16379"/>
        </table:table-row>
        <table:table-row table:style-name="ro6">
          <table:table-cell/>
          <table:table-cell table:style-name="ce2" office:value-type="string" calcext:value-type="string">
            <text:p>MANUEL APAZA</text:p>
          </table:table-cell>
          <table:table-cell table:style-name="ce2" office:value-type="string" calcext:value-type="string">
            <text:p>INGENIERO</text:p>
          </table:table-cell>
          <table:table-cell table:style-name="ce12" office:value-type="string" calcext:value-type="string">
            <text:p>M</text:p>
          </table:table-cell>
          <table:table-cell table:style-name="ce13" table:formula="of:=IF([.D11]=&quot;F&quot;;&quot;Femenino&quot;;&quot;masculino&quot;)" office:value-type="string" office:string-value="masculino" calcext:value-type="string">
            <text:p>masculino</text:p>
          </table:table-cell>
          <table:table-cell table:number-columns-repeated="16379"/>
        </table:table-row>
        <table:table-row table:style-name="ro6">
          <table:table-cell/>
          <table:table-cell table:style-name="ce2" office:value-type="string" calcext:value-type="string">
            <text:p>VICTOR LOPEZ</text:p>
          </table:table-cell>
          <table:table-cell table:style-name="ce2" office:value-type="string" calcext:value-type="string">
            <text:p>MECANICO</text:p>
          </table:table-cell>
          <table:table-cell table:style-name="ce12" office:value-type="string" calcext:value-type="string">
            <text:p>M</text:p>
          </table:table-cell>
          <table:table-cell table:style-name="ce13" table:formula="of:=IF([.D12]=&quot;F&quot;;&quot;Femenino&quot;;&quot;masculino&quot;)" office:value-type="string" office:string-value="masculino" calcext:value-type="string">
            <text:p>masculino</text:p>
          </table:table-cell>
          <table:table-cell table:number-columns-repeated="16379"/>
        </table:table-row>
        <table:table-row table:style-name="ro6">
          <table:table-cell/>
          <table:table-cell table:style-name="ce2" office:value-type="string" calcext:value-type="string">
            <text:p>YELI SEDANO</text:p>
          </table:table-cell>
          <table:table-cell table:style-name="ce2" office:value-type="string" calcext:value-type="string">
            <text:p>ADMINISTRADORA</text:p>
          </table:table-cell>
          <table:table-cell table:style-name="ce12" office:value-type="string" calcext:value-type="string">
            <text:p>F</text:p>
          </table:table-cell>
          <table:table-cell table:style-name="ce13" table:formula="of:=IF([.D13]=&quot;F&quot;;&quot;Femenino&quot;;&quot;masculino&quot;)" office:value-type="string" office:string-value="Femenino" calcext:value-type="string">
            <text:p>Femenino</text:p>
          </table:table-cell>
          <table:table-cell table:number-columns-repeated="16379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>
            <draw:custom-shape table:end-cell-address="'EJEMPLO 02'.G22" table:end-x="0.74cm" table:end-y="0.232cm" draw:z-index="1" draw:name="Rectángulo: esquinas redondeadas 2" draw:style-name="gr2" draw:text-style-name="P4" svg:width="20.932cm" svg:height="1.883cm" svg:x="0.275cm" svg:y="0.148cm">
              <text:p text:style-name="P3"><text:span text:style-name="T3">=SI(</text:span><text:span text:style-name="T4">prueba_lógica</text:span><text:span text:style-name="T3">;</text:span><text:span text:style-name="T5">valor_si_verdadero</text:span><text:span text:style-name="T3">;</text:span><text:span text:style-name="T6">valor_si_falso</text:span><text:span text:style-name="T3">)</text:span></text:p>
  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6382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JEMPLO 03" table:style-name="ta3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6377" table:default-cell-style-name="Default"/>
        <table:table-row table:style-name="ro1" table:number-rows-repeated="3">
          <table:table-cell table:number-columns-repeated="16384"/>
        </table:table-row>
        <table:table-row table:style-name="ro6">
          <table:table-cell/>
          <table:table-cell table:style-name="ce9" office:value-type="string" calcext:value-type="string">
            <text:p>Si Promedio es:</text:p>
          </table:table-cell>
          <table:table-cell table:style-name="ce9" office:value-type="string" calcext:value-type="string">
            <text:p>ENTONCES MOSTRAR:</text:p>
          </table:table-cell>
          <table:table-cell table:style-name="ce11"/>
          <table:table-cell table:style-name="ce9"/>
          <table:table-cell table:style-name="ce15" table:number-columns-repeated="2"/>
          <table:table-cell table:number-columns-repeated="16377"/>
        </table:table-row>
        <table:table-row table:style-name="ro6">
          <table:table-cell/>
          <table:table-cell table:style-name="ce14" office:value-type="string" calcext:value-type="string">
            <text:p>MAYOR O IGUAL A 10.5</text:p>
          </table:table-cell>
          <table:table-cell table:style-name="ce14" office:value-type="string" calcext:value-type="string" table:number-columns-spanned="3" table:number-rows-spanned="1">
            <text:p>APROBADO</text:p>
          </table:table-cell>
          <table:covered-table-cell table:number-columns-repeated="2" table:style-name="ce14"/>
          <table:table-cell table:style-name="ce15" table:number-columns-repeated="2"/>
          <table:table-cell table:number-columns-repeated="16377"/>
        </table:table-row>
        <table:table-row table:style-name="ro6">
          <table:table-cell/>
          <table:table-cell table:style-name="ce14" office:value-type="string" calcext:value-type="string">
            <text:p>OTRO VALOR</text:p>
          </table:table-cell>
          <table:table-cell table:style-name="ce14" office:value-type="string" calcext:value-type="string" table:number-columns-spanned="3" table:number-rows-spanned="1">
            <text:p>REPROBADO</text:p>
          </table:table-cell>
          <table:covered-table-cell table:number-columns-repeated="2" table:style-name="ce14"/>
          <table:table-cell table:style-name="ce15" table:number-columns-repeated="2"/>
          <table:table-cell table:number-columns-repeated="16377"/>
        </table:table-row>
        <table:table-row table:style-name="ro6">
          <table:table-cell/>
          <table:table-cell table:style-name="ce15" table:number-columns-repeated="6"/>
          <table:table-cell table:number-columns-repeated="16377"/>
        </table:table-row>
        <table:table-row table:style-name="ro4">
          <table:table-cell/>
          <table:table-cell table:style-name="ce16" office:value-type="string" calcext:value-type="string">
            <text:p>ALUMNO</text:p>
          </table:table-cell>
          <table:table-cell table:style-name="ce16" office:value-type="string" calcext:value-type="string">
            <text:p>NOTA 1</text:p>
          </table:table-cell>
          <table:table-cell table:style-name="ce16" office:value-type="string" calcext:value-type="string">
            <text:p>NOTA 2</text:p>
          </table:table-cell>
          <table:table-cell table:style-name="ce16" office:value-type="string" calcext:value-type="string">
            <text:p>NOTA 3</text:p>
          </table:table-cell>
          <table:table-cell table:style-name="ce16" office:value-type="string" calcext:value-type="string">
            <text:p>PROMEDIO</text:p>
          </table:table-cell>
          <table:table-cell table:style-name="ce16" office:value-type="string" calcext:value-type="string">
            <text:p>ESTADO DEL CURSO</text:p>
          </table:table-cell>
          <table:table-cell table:number-columns-repeated="16377"/>
        </table:table-row>
        <table:table-row table:style-name="ro6">
          <table:table-cell/>
          <table:table-cell table:style-name="ce2" office:value-type="string" calcext:value-type="string">
            <text:p>ROSI HINOJOSA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7" calcext:value-type="float">
            <text:p>17</text:p>
          </table:table-cell>
          <table:table-cell table:style-name="ce18" table:formula="of:=AVERAGE([.C9:.E9])" office:value-type="float" office:value="14.6666666666667" calcext:value-type="float">
            <text:p><text:s/>14,7 </text:p>
          </table:table-cell>
          <table:table-cell table:style-name="ce19" table:formula="of:=IF([.F9]&gt;=10.5;&quot;APROBADO&quot;;&quot;REPROBADO&quot;)" office:value-type="string" office:string-value="APROBADO" calcext:value-type="string">
            <text:p>APROBADO</text:p>
          </table:table-cell>
          <table:table-cell table:style-name="ce20"/>
          <table:table-cell table:number-columns-repeated="16376"/>
        </table:table-row>
        <table:table-row table:style-name="ro6">
          <table:table-cell/>
          <table:table-cell table:style-name="ce2" office:value-type="string" calcext:value-type="string">
            <text:p>JARUMI VILLAR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8" table:formula="of:=AVERAGE([.C10:.E10])" office:value-type="float" office:value="9" calcext:value-type="float">
            <text:p><text:s/>9,0 </text:p>
          </table:table-cell>
          <table:table-cell table:style-name="ce19" table:formula="of:=IF([.F10]&gt;=10.5;&quot;APROBADO&quot;;&quot;REPROBADO&quot;)" office:value-type="string" office:string-value="REPROBADO" calcext:value-type="string">
            <text:p>REPROBADO</text:p>
          </table:table-cell>
          <table:table-cell table:number-columns-repeated="16377"/>
        </table:table-row>
        <table:table-row table:style-name="ro6">
          <table:table-cell/>
          <table:table-cell table:style-name="ce2" office:value-type="string" calcext:value-type="string">
            <text:p>LUIS PERALTA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4" calcext:value-type="float">
            <text:p>14</text:p>
          </table:table-cell>
          <table:table-cell table:style-name="ce18" table:formula="of:=AVERAGE([.C11:.E11])" office:value-type="float" office:value="7.66666666666667" calcext:value-type="float">
            <text:p><text:s/>7,7 </text:p>
          </table:table-cell>
          <table:table-cell table:style-name="ce19" table:formula="of:=IF([.F11]&gt;=10.5;&quot;APROBADO&quot;;&quot;REPROBADO&quot;)" office:value-type="string" office:string-value="REPROBADO" calcext:value-type="string">
            <text:p>REPROBADO</text:p>
          </table:table-cell>
          <table:table-cell table:number-columns-repeated="16377"/>
        </table:table-row>
        <table:table-row table:style-name="ro6">
          <table:table-cell/>
          <table:table-cell table:style-name="ce2" office:value-type="string" calcext:value-type="string">
            <text:p>MANUEL APAZA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6" calcext:value-type="float">
            <text:p>6</text:p>
          </table:table-cell>
          <table:table-cell table:style-name="ce18" table:formula="of:=AVERAGE([.C12:.E12])" office:value-type="float" office:value="9" calcext:value-type="float">
            <text:p><text:s/>9,0 </text:p>
          </table:table-cell>
          <table:table-cell table:style-name="ce19" table:formula="of:=IF([.F12]&gt;=10.5;&quot;APROBADO&quot;;&quot;REPROBADO&quot;)" office:value-type="string" office:string-value="REPROBADO" calcext:value-type="string">
            <text:p>REPROBADO</text:p>
          </table:table-cell>
          <table:table-cell table:number-columns-repeated="16377"/>
        </table:table-row>
        <table:table-row table:style-name="ro6">
          <table:table-cell/>
          <table:table-cell table:style-name="ce2" office:value-type="string" calcext:value-type="string">
            <text:p>VICTOR LOPEZ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0" calcext:value-type="float">
            <text:p>10</text:p>
          </table:table-cell>
          <table:table-cell table:style-name="ce18" table:formula="of:=AVERAGE([.C13:.E13])" office:value-type="float" office:value="9.66666666666667" calcext:value-type="float">
            <text:p><text:s/>9,7 </text:p>
          </table:table-cell>
          <table:table-cell table:style-name="ce19" table:formula="of:=IF([.F13]&gt;=10.5;&quot;APROBADO&quot;;&quot;REPROBADO&quot;)" office:value-type="string" office:string-value="REPROBADO" calcext:value-type="string">
            <text:p>REPROBADO</text:p>
          </table:table-cell>
          <table:table-cell table:number-columns-repeated="16377"/>
        </table:table-row>
        <table:table-row table:style-name="ro6">
          <table:table-cell/>
          <table:table-cell table:style-name="ce2" office:value-type="string" calcext:value-type="string">
            <text:p>YELI SEDANO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1" calcext:value-type="float">
            <text:p>11</text:p>
          </table:table-cell>
          <table:table-cell table:style-name="ce18" table:formula="of:=AVERAGE([.C14:.E14])" office:value-type="float" office:value="13" calcext:value-type="float">
            <text:p><text:s/>13,0 </text:p>
          </table:table-cell>
          <table:table-cell table:style-name="ce19" table:formula="of:=IF([.F14]&gt;=10.5;&quot;APROBADO&quot;;&quot;REPROBADO&quot;)" office:value-type="string" office:string-value="APROBADO" calcext:value-type="string">
            <text:p>APROBADO</text:p>
          </table:table-cell>
          <table:table-cell table:number-columns-repeated="16377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EJEMPLO 03'.C9:'EJEMPLO 03'.F14">
            <calcext:condition calcext:apply-style-name="ConditionalStyle_4" calcext:value="&gt;=10.5" calcext:base-cell-address="'EJEMPLO 03'.C9"/>
            <calcext:condition calcext:apply-style-name="ConditionalStyle_3" calcext:value="&lt;10.5" calcext:base-cell-address="'EJEMPLO 03'.C9"/>
          </calcext:conditional-format>
          <calcext:conditional-format calcext:target-range-address="'EJEMPLO 03'.G9:'EJEMPLO 03'.G14">
            <calcext:condition calcext:apply-style-name="ConditionalStyle_2" calcext:value="=&quot;APROBADO&quot;" calcext:base-cell-address="'EJEMPLO 03'.G9"/>
            <calcext:condition calcext:apply-style-name="ConditionalStyle_1" calcext:value="=&quot;DESAPROBADO&quot;" calcext:base-cell-address="'EJEMPLO 03'.G9"/>
          </calcext:conditional-format>
        </calcext:conditional-formats>
      </table:table>
      <table:table table:name="EJEMPLO 04" table:style-name="ta4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1" table:number-columns-repeated="16379" table:default-cell-style-name="Default"/>
        <table:table-row table:style-name="ro1">
          <table:table-cell>
            <draw:connector table:end-cell-address="'EJEMPLO 04'.A1" table:end-x="0.1cm" table:end-y="0.1cm" draw:z-index="1" draw:name="Conector recto de flecha 2" draw:style-name="gr3" draw:text-style-name="P5" draw:type="line" svg:x1="24.088cm" svg:y1="8.413cm" svg:x2="39.444cm" svg:y2="8.413cm" svg:d="M24088 8413h15356" svg:viewBox="0 0 15357 1">
              <text:p/>
            </draw:connector>
            <draw:connector table:end-cell-address="'EJEMPLO 04'.A1" table:end-x="0.1cm" table:end-y="0.1cm" draw:z-index="2" draw:name="Conector recto 4" draw:style-name="gr4" draw:text-style-name="P6" draw:type="line" svg:x1="29.332cm" svg:y1="7.609cm" svg:x2="29.332cm" svg:y2="9.308cm" svg:d="M29332 7609v1699" svg:viewBox="0 0 1 1700">
              <text:p/>
            </draw:connector>
            <draw:connector table:end-cell-address="'EJEMPLO 04'.A1" table:end-x="0.1cm" table:end-y="0.1cm" draw:z-index="3" draw:name="Conector recto 7" draw:style-name="gr4" draw:text-style-name="P6" draw:type="line" svg:x1="37.624cm" svg:y1="7.503cm" svg:x2="37.624cm" svg:y2="9.202cm" svg:d="M37624 7503v1699" svg:viewBox="0 0 1 1700">
              <text:p/>
            </draw:connector>
            <draw:connector table:end-cell-address="'EJEMPLO 04'.A1" table:end-x="0.1cm" table:end-y="0.1cm" draw:z-index="4" draw:name="Conector recto 8" draw:style-name="gr4" draw:text-style-name="P6" draw:type="line" svg:x1="33.512cm" svg:y1="7.524cm" svg:x2="33.512cm" svg:y2="9.223cm" svg:d="M33512 7524v1699" svg:viewBox="0 0 1 1700">
              <text:p/>
            </draw:connector>
          </table:table-cell>
          <table:table-cell table:number-columns-repeated="16383"/>
        </table:table-row>
        <table:table-row table:style-name="ro1">
          <table:table-cell>
            <draw:custom-shape table:end-cell-address="'EJEMPLO 04'.D9" table:end-x="4.677cm" table:end-y="0.042cm" draw:z-index="0" draw:name="Rectángulo: esquinas redondeadas 5" draw:style-name="gr1" draw:text-style-name="P2" svg:width="19.31cm" svg:height="4.196cm" svg:x="1.143cm" svg:y="0.106cm">
              <text:p text:style-name="P3"><text:span text:style-name="T2">1.- SI LA CALIFICACION FINAL ESTA ENTRE 15-20, OBTIENE UN 80% DE BECA</text:span></text:p>
              <text:p text:style-name="P7"><text:span text:style-name="T2">2.- SI LA CALIFICACION FINAL ESTA ENTRE 13 -15, OBTIENE UN 60% DE BECA</text:span></text:p>
              <text:p text:style-name="P7"><text:span text:style-name="T2">3.- SI LA CALIFICACION FINAL ES MENOR QUE 13, NO SE OTORGA BECA.</text:span></text:p>
              <text:p text:style-name="P7"><text:span text:style-name="T2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6383"/>
        </table:table-row>
        <table:table-row table:style-name="ro7">
          <table:table-cell table:number-columns-repeated="4"/>
          <table:table-cell table:style-name="ce24" office:value-type="string" calcext:value-type="string">
            <text:p>[ 15-20 ]</text:p>
          </table:table-cell>
          <table:table-cell table:number-columns-repeated="16379"/>
        </table:table-row>
        <table:table-row table:style-name="ro7">
          <table:table-cell table:number-columns-repeated="4"/>
          <table:table-cell table:style-name="ce24" office:value-type="string" calcext:value-type="string">
            <text:p>[ 13-15 &gt;</text:p>
          </table:table-cell>
          <table:table-cell table:number-columns-repeated="16379"/>
        </table:table-row>
        <table:table-row table:style-name="ro7">
          <table:table-cell table:number-columns-repeated="4"/>
          <table:table-cell table:style-name="ce24" office:value-type="string" calcext:value-type="string">
            <text:p>&lt;13</text:p>
          </table:table-cell>
          <table:table-cell table:number-columns-repeated="16379"/>
        </table:table-row>
        <table:table-row table:style-name="ro1" table:number-rows-repeated="4">
          <table:table-cell table:number-columns-repeated="16384"/>
        </table:table-row>
        <table:table-row table:style-name="ro7">
          <table:table-cell table:number-columns-repeated="6"/>
          <table:table-cell table:style-name="ce25" table:number-columns-repeated="2"/>
          <table:table-cell table:style-name="ce25" office:value-type="string" calcext:value-type="string">
            <text:p>&lt;=15</text:p>
          </table:table-cell>
          <table:table-cell table:style-name="ce28"/>
          <table:table-cell table:style-name="ce28" office:value-type="string" calcext:value-type="string">
            <text:p>&lt;=20</text:p>
          </table:table-cell>
          <table:table-cell table:number-columns-repeated="16373"/>
        </table:table-row>
        <table:table-row table:style-name="ro2">
          <table:table-cell/>
          <table:table-cell table:style-name="ce16" office:value-type="string" calcext:value-type="string">
            <text:p>ALUMNOS</text:p>
          </table:table-cell>
          <table:table-cell table:style-name="ce16" office:value-type="string" calcext:value-type="string">
            <text:p>CALIFICACION FINAL</text:p>
          </table:table-cell>
          <table:table-cell table:style-name="ce16" office:value-type="string" calcext:value-type="string">
            <text:p>PROCENTAJE DE BECA</text:p>
          </table:table-cell>
          <table:table-cell table:number-columns-repeated="2"/>
          <table:table-cell>
            <draw:custom-shape table:end-cell-address="'EJEMPLO 04'.H12" table:end-x="0.486cm" table:end-y="0.507cm" draw:z-index="5" draw:name="Rectángulo: esquinas redondeadas 9" draw:style-name="gr5" draw:text-style-name="P9" svg:width="1.158cm" svg:height="1.205cm" svg:x="1.418cm" svg:y="0.254cm">
              <text:p text:style-name="P8"><text:span text:style-name="T8">13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/>
          <table:table-cell>
            <draw:custom-shape table:end-cell-address="'EJEMPLO 04'.J12" table:end-x="0.55cm" table:end-y="0.465cm" draw:z-index="6" draw:name="Rectángulo: esquinas redondeadas 10" draw:style-name="gr5" draw:text-style-name="P9" svg:width="1.158cm" svg:height="1.205cm" svg:x="1.482cm" svg:y="0.212cm">
              <text:p text:style-name="P8"><text:span text:style-name="T8">15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/>
          <table:table-cell>
            <draw:custom-shape table:end-cell-address="'EJEMPLO 04'.L12" table:end-x="0.613cm" table:end-y="0.444cm" draw:z-index="7" draw:name="Rectángulo: esquinas redondeadas 11" draw:style-name="gr5" draw:text-style-name="P9" svg:width="1.159cm" svg:height="1.205cm" svg:x="1.545cm" svg:y="0.191cm">
              <text:p text:style-name="P8"><text:span text:style-name="T8">20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6373"/>
        </table:table-row>
        <table:table-row table:style-name="ro4">
          <table:table-cell/>
          <table:table-cell table:style-name="ce21" office:value-type="string" calcext:value-type="string">
            <text:p>ANYAIPOMA MALDONADO, YANED</text:p>
          </table:table-cell>
          <table:table-cell table:style-name="ce22" office:value-type="float" office:value="14" calcext:value-type="float">
            <text:p>14,00</text:p>
          </table:table-cell>
          <table:table-cell table:style-name="ce23" table:formula="of:=COM.MICROSOFT.IFS(AND([.C12]&gt;=15;[.C12]&lt;=20);&quot;80%&quot;;AND([.C12]&gt;=13;[.C12]&lt;=15);&quot;60%&quot;;[.C12]&lt;13;&quot;0%&quot;)" office:value-type="string" office:string-value="60%" calcext:value-type="string">
            <text:p>60%</text:p>
          </table:table-cell>
          <table:table-cell table:number-columns-repeated="16380"/>
        </table:table-row>
        <table:table-row table:style-name="ro8">
          <table:table-cell/>
          <table:table-cell table:style-name="ce21" office:value-type="string" calcext:value-type="string">
            <text:p>ARROYO ROJAS, LILY ROSALYN</text:p>
          </table:table-cell>
          <table:table-cell table:style-name="ce22" office:value-type="float" office:value="13" calcext:value-type="float">
            <text:p>13,00</text:p>
          </table:table-cell>
          <table:table-cell table:style-name="ce23" table:formula="of:=COM.MICROSOFT.IFS(AND([.C13]&gt;=15;[.C13]&lt;=20);&quot;80%&quot;;AND([.C13]&gt;=13;[.C13]&lt;=15);&quot;60%&quot;;[.C13]&lt;13;&quot;0%&quot;)" office:value-type="string" office:string-value="60%" calcext:value-type="string">
            <text:p>60%</text:p>
          </table:table-cell>
          <table:table-cell table:number-columns-repeated="16380"/>
        </table:table-row>
        <table:table-row table:style-name="ro4">
          <table:table-cell/>
          <table:table-cell table:style-name="ce21" office:value-type="string" calcext:value-type="string">
            <text:p>BALVIN SEDANO, LORENA MAYUMI</text:p>
          </table:table-cell>
          <table:table-cell table:style-name="ce22" office:value-type="float" office:value="15" calcext:value-type="float">
            <text:p>15,00</text:p>
          </table:table-cell>
          <table:table-cell table:style-name="ce23" table:formula="of:=COM.MICROSOFT.IFS(AND([.C14]&gt;=15;[.C14]&lt;=20);&quot;80%&quot;;AND([.C14]&gt;=13;[.C14]&lt;=15);&quot;60%&quot;;[.C14]&lt;13;&quot;0%&quot;)" office:value-type="string" office:string-value="80%" calcext:value-type="string">
            <text:p>80%</text:p>
          </table:table-cell>
          <table:table-cell table:number-columns-repeated="16380"/>
        </table:table-row>
        <table:table-row table:style-name="ro4">
          <table:table-cell/>
          <table:table-cell table:style-name="ce21" office:value-type="string" calcext:value-type="string">
            <text:p>BERNAOLA ALVARADO, MARYLIZ</text:p>
          </table:table-cell>
          <table:table-cell table:style-name="ce22" office:value-type="float" office:value="14" calcext:value-type="float">
            <text:p>14,00</text:p>
          </table:table-cell>
          <table:table-cell table:style-name="ce23" table:formula="of:=COM.MICROSOFT.IFS(AND([.C15]&gt;=15;[.C15]&lt;=20);&quot;80%&quot;;AND([.C15]&gt;=13;[.C15]&lt;=15);&quot;60%&quot;;[.C15]&lt;13;&quot;0%&quot;)" office:value-type="string" office:string-value="60%" calcext:value-type="string">
            <text:p>60%</text:p>
          </table:table-cell>
          <table:table-cell table:number-columns-repeated="3"/>
          <table:table-cell table:style-name="ce26" office:value-type="string" calcext:value-type="string">
            <text:p>&gt;=13</text:p>
          </table:table-cell>
          <table:table-cell table:style-name="ce27"/>
          <table:table-cell table:style-name="ce28" office:value-type="string" calcext:value-type="string">
            <text:p>&gt;=15</text:p>
          </table:table-cell>
          <table:table-cell table:number-columns-repeated="16374"/>
        </table:table-row>
        <table:table-row table:style-name="ro9">
          <table:table-cell/>
          <table:table-cell table:style-name="ce21" office:value-type="string" calcext:value-type="string">
            <text:p>CABEZAS ROMERO, MAGALY KARINA</text:p>
          </table:table-cell>
          <table:table-cell table:style-name="ce22" office:value-type="float" office:value="11" calcext:value-type="float">
            <text:p>11,00</text:p>
          </table:table-cell>
          <table:table-cell table:style-name="ce23" table:formula="of:=COM.MICROSOFT.IFS(AND([.C16]&gt;=15;[.C16]&lt;=20);&quot;80%&quot;;AND([.C16]&gt;=13;[.C16]&lt;=15);&quot;60%&quot;;[.C16]&lt;13;&quot;0%&quot;)" office:value-type="string" office:string-value="0%" calcext:value-type="string">
            <text:p>0%</text:p>
          </table:table-cell>
          <table:table-cell table:number-columns-repeated="16380"/>
        </table:table-row>
        <table:table-row table:style-name="ro4">
          <table:table-cell/>
          <table:table-cell table:style-name="ce21" office:value-type="string" calcext:value-type="string">
            <text:p>CASTRO SANCHEZ, MARGARET MARIA</text:p>
          </table:table-cell>
          <table:table-cell table:style-name="ce22" office:value-type="float" office:value="15" calcext:value-type="float">
            <text:p>15,00</text:p>
          </table:table-cell>
          <table:table-cell table:style-name="ce23" table:formula="of:=COM.MICROSOFT.IFS(AND([.C17]&gt;=15;[.C17]&lt;=20);&quot;80%&quot;;AND([.C17]&gt;=13;[.C17]&lt;=15);&quot;60%&quot;;[.C17]&lt;13;&quot;0%&quot;)" office:value-type="string" office:string-value="80%" calcext:value-type="string">
            <text:p>80%</text:p>
          </table:table-cell>
          <table:table-cell table:number-columns-repeated="16380"/>
        </table:table-row>
        <table:table-row table:style-name="ro10">
          <table:table-cell/>
          <table:table-cell table:style-name="ce21" office:value-type="string" calcext:value-type="string">
            <text:p>CHAMORRO ROJAS, YEMIN SAUDITA</text:p>
          </table:table-cell>
          <table:table-cell table:style-name="ce22" office:value-type="float" office:value="12.99" calcext:value-type="float">
            <text:p>12,99</text:p>
          </table:table-cell>
          <table:table-cell table:style-name="ce23" table:formula="of:=COM.MICROSOFT.IFS(AND([.C18]&gt;=15;[.C18]&lt;=20);&quot;80%&quot;;AND([.C18]&gt;=13;[.C18]&lt;=15);&quot;60%&quot;;[.C18]&lt;13;&quot;0%&quot;)" office:value-type="string" office:string-value="0%" calcext:value-type="string">
            <text:p>0%</text:p>
          </table:table-cell>
          <table:table-cell table:number-columns-repeated="16380"/>
        </table:table-row>
        <table:table-row table:style-name="ro8">
          <table:table-cell/>
          <table:table-cell table:style-name="ce21" office:value-type="string" calcext:value-type="string">
            <text:p>DIAZ BENITEZ, FREDDY RICKY</text:p>
          </table:table-cell>
          <table:table-cell table:style-name="ce22" office:value-type="float" office:value="14.99" calcext:value-type="float">
            <text:p>14,99</text:p>
          </table:table-cell>
          <table:table-cell table:style-name="ce23" table:formula="of:=COM.MICROSOFT.IFS(AND([.C19]&gt;=15;[.C19]&lt;=20);&quot;80%&quot;;AND([.C19]&gt;=13;[.C19]&lt;=15);&quot;60%&quot;;[.C19]&lt;13;&quot;0%&quot;)" office:value-type="string" office:string-value="60%" calcext:value-type="string">
            <text:p>60%</text:p>
          </table:table-cell>
          <table:table-cell table:number-columns-repeated="16380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JEMPLO 05" table:style-name="ta5">
        <table:table-column table:style-name="co22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1" table:number-columns-repeated="16378" table:default-cell-style-name="Default"/>
        <table:table-row table:style-name="ro1">
          <table:table-cell>
            <draw:custom-shape table:end-cell-address="'EJEMPLO 05'.E7" table:end-x="0.232cm" table:end-y="0.444cm" draw:z-index="0" draw:name="Rectángulo: esquinas redondeadas 1" draw:style-name="gr1" draw:text-style-name="P2" svg:width="16.798cm" svg:height="2.909cm" svg:x="1.249cm" svg:y="0.445cm">
              <text:p text:style-name="P3"><text:span text:style-name="T7">Si el empleado </text:span><text:span text:style-name="T9">nació en Diciembre </text:span><text:span text:style-name="T10">y</text:span><text:span text:style-name="T7"> es </text:span><text:span text:style-name="T11">de la categoria A</text:span><text:span text:style-name="T7">, su Bonificacion será del 20% del sueldo caso contrario 10% del sueldo</text:span><text:span text:style-name="T2"> 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1">
          <table:table-cell/>
          <table:table-cell table:style-name="ce29"/>
          <table:table-cell table:style-name="ce30" table:number-columns-spanned="4" table:number-rows-spanned="2"/>
          <table:covered-table-cell table:number-columns-repeated="3" table:style-name="ce31"/>
          <table:table-cell table:number-columns-repeated="16378"/>
        </table:table-row>
        <table:table-row table:style-name="ro11">
          <table:table-cell/>
          <table:table-cell table:style-name="ce29"/>
          <table:covered-table-cell table:number-columns-repeated="4" table:style-name="ce31"/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NOMBRES</text:p>
          </table:table-cell>
          <table:table-cell table:style-name="ce16" office:value-type="string" calcext:value-type="string">
            <text:p>FECHA DE NACIMIENTO</text:p>
          </table:table-cell>
          <table:table-cell table:style-name="ce16" office:value-type="string" calcext:value-type="string">
            <text:p>CATEGORIA</text:p>
          </table:table-cell>
          <table:table-cell table:style-name="ce16" office:value-type="string" calcext:value-type="string">
            <text:p>SUELDO</text:p>
          </table:table-cell>
          <table:table-cell table:style-name="ce16" office:value-type="string" calcext:value-type="string">
            <text:p>BONIFICACIÓN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ROSI HINOJOSA SEDANO</text:p>
          </table:table-cell>
          <table:table-cell table:style-name="ce32" office:value-type="date" office:date-value="2000-03-24" calcext:value-type="date">
            <text:p>24/mar/2000</text:p>
          </table:table-cell>
          <table:table-cell table:style-name="ce12" office:value-type="string" calcext:value-type="string">
            <text:p>C</text:p>
          </table:table-cell>
          <table:table-cell table:style-name="ce33" office:value-type="float" office:value="2000" calcext:value-type="float">
            <text:p><text:s/>S/2.000 </text:p>
          </table:table-cell>
          <table:table-cell table:style-name="ce34" table:formula="of:=IF(AND(MONTH([.C10])=12;[.D10]=&quot;A&quot;);[.E10]*20%;[.E10]*10%)" office:value-type="float" office:value="200" calcext:value-type="float">
            <text:p>200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JARUMI VILLAR QUISPE</text:p>
          </table:table-cell>
          <table:table-cell table:style-name="ce32" office:value-type="date" office:date-value="1995-12-24" calcext:value-type="date">
            <text:p>24/dic/1995</text:p>
          </table:table-cell>
          <table:table-cell table:style-name="ce12" office:value-type="string" calcext:value-type="string">
            <text:p>A</text:p>
          </table:table-cell>
          <table:table-cell table:style-name="ce33" office:value-type="float" office:value="1500" calcext:value-type="float">
            <text:p><text:s/>S/1.500 </text:p>
          </table:table-cell>
          <table:table-cell table:style-name="ce34" table:formula="of:=IF(AND(MONTH([.C11])=12;[.D11]=&quot;A&quot;);[.E11]*20%;[.E11]*10%)" office:value-type="float" office:value="300" calcext:value-type="float">
            <text:p>300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LUIS PERALTA CUBA</text:p>
          </table:table-cell>
          <table:table-cell table:style-name="ce32" office:value-type="date" office:date-value="2000-10-18" calcext:value-type="date">
            <text:p>18/oct/2000</text:p>
          </table:table-cell>
          <table:table-cell table:style-name="ce12" office:value-type="string" calcext:value-type="string">
            <text:p>C</text:p>
          </table:table-cell>
          <table:table-cell table:style-name="ce33" office:value-type="float" office:value="2500" calcext:value-type="float">
            <text:p><text:s/>S/2.500 </text:p>
          </table:table-cell>
          <table:table-cell table:style-name="ce34" table:formula="of:=IF(AND(MONTH([.C12])=12;[.D12]=&quot;A&quot;);[.E12]*20%;[.E12]*10%)" office:value-type="float" office:value="250" calcext:value-type="float">
            <text:p>250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MANUEL APAZA PERALTA</text:p>
          </table:table-cell>
          <table:table-cell table:style-name="ce32" office:value-type="date" office:date-value="1999-07-10" calcext:value-type="date">
            <text:p>10/jul/1999</text:p>
          </table:table-cell>
          <table:table-cell table:style-name="ce12" office:value-type="string" calcext:value-type="string">
            <text:p>A</text:p>
          </table:table-cell>
          <table:table-cell table:style-name="ce33" office:value-type="float" office:value="1500" calcext:value-type="float">
            <text:p><text:s/>S/1.500 </text:p>
          </table:table-cell>
          <table:table-cell table:style-name="ce34" table:formula="of:=IF(AND(MONTH([.C13])=12;[.D13]=&quot;A&quot;);[.E13]*20%;[.E13]*10%)" office:value-type="float" office:value="150" calcext:value-type="float">
            <text:p>150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VICTOR LOPEZ GUTIERREZ</text:p>
          </table:table-cell>
          <table:table-cell table:style-name="ce32" office:value-type="date" office:date-value="2001-02-10" calcext:value-type="date">
            <text:p>10/feb/2001</text:p>
          </table:table-cell>
          <table:table-cell table:style-name="ce12" office:value-type="string" calcext:value-type="string">
            <text:p>B</text:p>
          </table:table-cell>
          <table:table-cell table:style-name="ce33" office:value-type="float" office:value="1000" calcext:value-type="float">
            <text:p><text:s/>S/1.000 </text:p>
          </table:table-cell>
          <table:table-cell table:style-name="ce34" table:formula="of:=IF(AND(MONTH([.C14])=12;[.D14]=&quot;A&quot;);[.E14]*20%;[.E14]*10%)" office:value-type="float" office:value="100" calcext:value-type="float">
            <text:p>100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YELI SEDANO HINOJOSA</text:p>
          </table:table-cell>
          <table:table-cell table:style-name="ce32" office:value-type="date" office:date-value="1982-05-01" calcext:value-type="date">
            <text:p>01/may/1982</text:p>
          </table:table-cell>
          <table:table-cell table:style-name="ce12" office:value-type="string" calcext:value-type="string">
            <text:p>D</text:p>
          </table:table-cell>
          <table:table-cell table:style-name="ce33" office:value-type="float" office:value="1400" calcext:value-type="float">
            <text:p><text:s/>S/1.400 </text:p>
          </table:table-cell>
          <table:table-cell table:style-name="ce34" table:formula="of:=IF(AND(MONTH([.C15])=12;[.D15]=&quot;A&quot;);[.E15]*20%;[.E15]*10%)" office:value-type="float" office:value="140" calcext:value-type="float">
            <text:p>140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ELIDA QUINTO LEÓN</text:p>
          </table:table-cell>
          <table:table-cell table:style-name="ce32" office:value-type="date" office:date-value="1987-12-25" calcext:value-type="date">
            <text:p>25/dic/1987</text:p>
          </table:table-cell>
          <table:table-cell table:style-name="ce12" office:value-type="string" calcext:value-type="string">
            <text:p>A</text:p>
          </table:table-cell>
          <table:table-cell table:style-name="ce33" office:value-type="float" office:value="1500" calcext:value-type="float">
            <text:p><text:s/>S/1.500 </text:p>
          </table:table-cell>
          <table:table-cell table:style-name="ce34" table:formula="of:=IF(AND(MONTH([.C16])=12;[.D16]=&quot;A&quot;);[.E16]*20%;[.E16]*10%)" office:value-type="float" office:value="300" calcext:value-type="float">
            <text:p>300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PEDRO HUAMAN MANTARI</text:p>
          </table:table-cell>
          <table:table-cell table:style-name="ce32" office:value-type="date" office:date-value="1965-08-08" calcext:value-type="date">
            <text:p>08/ago/1965</text:p>
          </table:table-cell>
          <table:table-cell table:style-name="ce12" office:value-type="string" calcext:value-type="string">
            <text:p>C</text:p>
          </table:table-cell>
          <table:table-cell table:style-name="ce33" office:value-type="float" office:value="2000" calcext:value-type="float">
            <text:p><text:s/>S/2.000 </text:p>
          </table:table-cell>
          <table:table-cell table:style-name="ce34" table:formula="of:=IF(AND(MONTH([.C17])=12;[.D17]=&quot;A&quot;);[.E17]*20%;[.E17]*10%)" office:value-type="float" office:value="200" calcext:value-type="float">
            <text:p>200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EVER CURI ALMONACID</text:p>
          </table:table-cell>
          <table:table-cell table:style-name="ce32" office:value-type="date" office:date-value="1966-09-29" calcext:value-type="date">
            <text:p>29/sep/1966</text:p>
          </table:table-cell>
          <table:table-cell table:style-name="ce12" office:value-type="string" calcext:value-type="string">
            <text:p>B</text:p>
          </table:table-cell>
          <table:table-cell table:style-name="ce33" office:value-type="float" office:value="1200" calcext:value-type="float">
            <text:p><text:s/>S/1.200 </text:p>
          </table:table-cell>
          <table:table-cell table:style-name="ce34" table:formula="of:=IF(AND(MONTH([.C18])=12;[.D18]=&quot;A&quot;);[.E18]*20%;[.E18]*10%)" office:value-type="float" office:value="120" calcext:value-type="float">
            <text:p>12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formula="of:=MONTH([.C10])" office:value-type="float" office:value="3" calcext:value-type="float">
            <text:p>3</text:p>
          </table:table-cell>
          <table:table-cell table:number-columns-repeated="16381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JEMPLO 06" table:style-name="ta6">
        <table:table-column table:style-name="co25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1" table:number-columns-repeated="16378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>
            <draw:custom-shape table:end-cell-address="'EJEMPLO 06'.F6" table:end-x="1.523cm" table:end-y="0.507cm" draw:z-index="0" draw:name="Rectángulo: esquinas redondeadas 1" draw:style-name="gr1" draw:text-style-name="P2" svg:width="20.304cm" svg:height="3.02cm" svg:x="1.524cm" svg:y="0.106cm">
              <text:p text:style-name="P3"><text:span text:style-name="T7">Si el empleado nació </text:span><text:span text:style-name="T12">después del año <text:s/>2000 </text:span><text:span text:style-name="T13">y</text:span><text:span text:style-name="T7"> </text:span><text:span text:style-name="T9">su categoria es A</text:span><text:span text:style-name="T7">, su bonificación será del 15% de su sueldo, caso contrario será del 5% <text:s/>de su sueldo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1">
          <table:table-cell/>
          <table:table-cell table:style-name="ce29"/>
          <table:table-cell table:style-name="ce35" table:number-columns-spanned="4" table:number-rows-spanned="2"/>
          <table:covered-table-cell table:number-columns-repeated="3" table:style-name="ce36"/>
          <table:table-cell table:number-columns-repeated="16378"/>
        </table:table-row>
        <table:table-row table:style-name="ro12">
          <table:table-cell/>
          <table:table-cell table:style-name="ce29"/>
          <table:covered-table-cell table:number-columns-repeated="4" table:style-name="ce36"/>
          <table:table-cell table:number-columns-repeated="16378"/>
        </table:table-row>
        <table:table-row table:style-name="ro12">
          <table:table-cell/>
          <table:table-cell table:style-name="ce29"/>
          <table:table-cell table:style-name="ce36" table:number-columns-repeated="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table:style-name="ce9" office:value-type="string" calcext:value-type="string">
            <text:p>NOMBRES</text:p>
          </table:table-cell>
          <table:table-cell table:style-name="ce9" office:value-type="string" calcext:value-type="string">
            <text:p>FECHA DE NACIMIENTO</text:p>
          </table:table-cell>
          <table:table-cell table:style-name="ce9" office:value-type="string" calcext:value-type="string">
            <text:p>CATEGORIA</text:p>
          </table:table-cell>
          <table:table-cell table:style-name="ce9" office:value-type="string" calcext:value-type="string">
            <text:p>SUELDO</text:p>
          </table:table-cell>
          <table:table-cell table:style-name="ce9" office:value-type="string" calcext:value-type="string">
            <text:p>BONIFICACIÓN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ROSI HINOJOSA SEDANO</text:p>
          </table:table-cell>
          <table:table-cell table:style-name="ce32" office:value-type="date" office:date-value="2010-03-24" calcext:value-type="date">
            <text:p>24/mar/2010</text:p>
          </table:table-cell>
          <table:table-cell table:style-name="ce12" office:value-type="string" calcext:value-type="string">
            <text:p>A</text:p>
          </table:table-cell>
          <table:table-cell table:style-name="ce37" office:value-type="float" office:value="2000" calcext:value-type="float">
            <text:p><text:s/>S/2.000,00 </text:p>
          </table:table-cell>
          <table:table-cell table:style-name="ce38" table:formula="of:=IF(AND([.C9]&gt;2000;[.D9]=&quot;A&quot;);([.E9]*15%)+[.E9];([.E9]*5%)+[.E9])" office:value-type="float" office:value="2300" calcext:value-type="float">
            <text:p><text:s/>S/2.300,00 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JARUMI VILLAR QUISPE</text:p>
          </table:table-cell>
          <table:table-cell table:style-name="ce32" office:value-type="date" office:date-value="1995-12-24" calcext:value-type="date">
            <text:p>24/dic/1995</text:p>
          </table:table-cell>
          <table:table-cell table:style-name="ce12" office:value-type="string" calcext:value-type="string">
            <text:p>B</text:p>
          </table:table-cell>
          <table:table-cell table:style-name="ce37" office:value-type="float" office:value="1500" calcext:value-type="float">
            <text:p><text:s/>S/1.500,00 </text:p>
          </table:table-cell>
          <table:table-cell table:style-name="ce38" table:formula="of:=IF(AND([.C10]&gt;2000;[.D10]=&quot;A&quot;);([.E10]*15%)+[.E10];([.E10]*5%)+[.E10])" office:value-type="float" office:value="1575" calcext:value-type="float">
            <text:p><text:s/>S/1.575,00 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LUIS PERALTA CUBA</text:p>
          </table:table-cell>
          <table:table-cell table:style-name="ce32" office:value-type="date" office:date-value="2005-10-18" calcext:value-type="date">
            <text:p>18/oct/2005</text:p>
          </table:table-cell>
          <table:table-cell table:style-name="ce12" office:value-type="string" calcext:value-type="string">
            <text:p>A</text:p>
          </table:table-cell>
          <table:table-cell table:style-name="ce37" office:value-type="float" office:value="2500" calcext:value-type="float">
            <text:p><text:s/>S/2.500,00 </text:p>
          </table:table-cell>
          <table:table-cell table:style-name="ce38" table:formula="of:=IF(AND([.C11]&gt;2000;[.D11]=&quot;A&quot;);([.E11]*15%)+[.E11];([.E11]*5%)+[.E11])" office:value-type="float" office:value="2875" calcext:value-type="float">
            <text:p><text:s/>S/2.875,00 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MANUEL APAZA PERALTA</text:p>
          </table:table-cell>
          <table:table-cell table:style-name="ce32" office:value-type="date" office:date-value="1999-07-10" calcext:value-type="date">
            <text:p>10/jul/1999</text:p>
          </table:table-cell>
          <table:table-cell table:style-name="ce12" office:value-type="string" calcext:value-type="string">
            <text:p>A</text:p>
          </table:table-cell>
          <table:table-cell table:style-name="ce37" office:value-type="float" office:value="1500" calcext:value-type="float">
            <text:p><text:s/>S/1.500,00 </text:p>
          </table:table-cell>
          <table:table-cell table:style-name="ce38" table:formula="of:=IF(AND([.C12]&gt;2000;[.D12]=&quot;A&quot;);([.E12]*15%)+[.E12];([.E12]*5%)+[.E12])" office:value-type="float" office:value="1725" calcext:value-type="float">
            <text:p><text:s/>S/1.725,00 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VICTOR LOPEZ GUTIERREZ</text:p>
          </table:table-cell>
          <table:table-cell table:style-name="ce32" office:value-type="date" office:date-value="2001-02-10" calcext:value-type="date">
            <text:p>10/feb/2001</text:p>
          </table:table-cell>
          <table:table-cell table:style-name="ce12" office:value-type="string" calcext:value-type="string">
            <text:p>A</text:p>
          </table:table-cell>
          <table:table-cell table:style-name="ce37" office:value-type="float" office:value="1000" calcext:value-type="float">
            <text:p><text:s/>S/1.000,00 </text:p>
          </table:table-cell>
          <table:table-cell table:style-name="ce38" table:formula="of:=IF(AND([.C13]&gt;2000;[.D13]=&quot;A&quot;);([.E13]*15%)+[.E13];([.E13]*5%)+[.E13])" office:value-type="float" office:value="1150" calcext:value-type="float">
            <text:p><text:s/>S/1.150,00 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YELI SEDANO HINOJOSA</text:p>
          </table:table-cell>
          <table:table-cell table:style-name="ce32" office:value-type="date" office:date-value="1982-05-01" calcext:value-type="date">
            <text:p>01/may/1982</text:p>
          </table:table-cell>
          <table:table-cell table:style-name="ce12" office:value-type="string" calcext:value-type="string">
            <text:p>D</text:p>
          </table:table-cell>
          <table:table-cell table:style-name="ce37" office:value-type="float" office:value="1400" calcext:value-type="float">
            <text:p><text:s/>S/1.400,00 </text:p>
          </table:table-cell>
          <table:table-cell table:style-name="ce38" table:formula="of:=IF(AND([.C14]&gt;2000;[.D14]=&quot;A&quot;);([.E14]*15%)+[.E14];([.E14]*5%)+[.E14])" office:value-type="float" office:value="1470" calcext:value-type="float">
            <text:p><text:s/>S/1.470,00 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ELIDA QUINTO LEÓN</text:p>
          </table:table-cell>
          <table:table-cell table:style-name="ce32" office:value-type="date" office:date-value="1987-04-25" calcext:value-type="date">
            <text:p>25/abr/1987</text:p>
          </table:table-cell>
          <table:table-cell table:style-name="ce12" office:value-type="string" calcext:value-type="string">
            <text:p>A</text:p>
          </table:table-cell>
          <table:table-cell table:style-name="ce37" office:value-type="float" office:value="1500" calcext:value-type="float">
            <text:p><text:s/>S/1.500,00 </text:p>
          </table:table-cell>
          <table:table-cell table:style-name="ce38" table:formula="of:=IF(AND([.C15]&gt;2000;[.D15]=&quot;A&quot;);([.E15]*15%)+[.E15];([.E15]*5%)+[.E15])" office:value-type="float" office:value="1725" calcext:value-type="float">
            <text:p><text:s/>S/1.725,00 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PEDRO HUAMAN MANTARI</text:p>
          </table:table-cell>
          <table:table-cell table:style-name="ce32" office:value-type="date" office:date-value="1965-08-08" calcext:value-type="date">
            <text:p>08/ago/1965</text:p>
          </table:table-cell>
          <table:table-cell table:style-name="ce12" office:value-type="string" calcext:value-type="string">
            <text:p>C</text:p>
          </table:table-cell>
          <table:table-cell table:style-name="ce37" office:value-type="float" office:value="2000" calcext:value-type="float">
            <text:p><text:s/>S/2.000,00 </text:p>
          </table:table-cell>
          <table:table-cell table:style-name="ce38" table:formula="of:=IF(AND([.C16]&gt;2000;[.D16]=&quot;A&quot;);([.E16]*15%)+[.E16];([.E16]*5%)+[.E16])" office:value-type="float" office:value="2100" calcext:value-type="float">
            <text:p><text:s/>S/2.100,00 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EVER CURI ALMONACID</text:p>
          </table:table-cell>
          <table:table-cell table:style-name="ce32" office:value-type="date" office:date-value="1966-09-29" calcext:value-type="date">
            <text:p>29/sep/1966</text:p>
          </table:table-cell>
          <table:table-cell table:style-name="ce12" office:value-type="string" calcext:value-type="string">
            <text:p>B</text:p>
          </table:table-cell>
          <table:table-cell table:style-name="ce37" office:value-type="float" office:value="1200" calcext:value-type="float">
            <text:p><text:s/>S/1.200,00 </text:p>
          </table:table-cell>
          <table:table-cell table:style-name="ce38" table:formula="of:=IF(AND([.C17]&gt;2000;[.D17]=&quot;A&quot;);([.E17]*15%)+[.E17];([.E17]*5%)+[.E17])" office:value-type="float" office:value="1260" calcext:value-type="float">
            <text:p><text:s/>S/1.260,00 </text:p>
          </table:table-cell>
          <table:table-cell table:number-columns-repeated="16378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JEMPLO 07" table:style-name="ta7">
        <office:forms form:automatic-focus="false" form:apply-design-mode="false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16379" table:default-cell-style-name="Default"/>
        <table:table-row table:style-name="ro1">
          <table:table-cell table:number-columns-repeated="16384"/>
        </table:table-row>
        <table:table-row table:style-name="ro6">
          <table:table-cell table:number-columns-repeated="2"/>
          <table:table-cell table:style-name="ce39" office:value-type="string" calcext:value-type="string" table:number-columns-spanned="6" table:number-rows-spanned="1">
            <text:p>DETERMINAR LAS OBSEVACIONES MEDIANTE EL "ESTADO CIVIL" DE LA PERSONA</text:p>
          </table:table-cell>
          <table:covered-table-cell table:number-columns-repeated="5" table:style-name="ce41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3">
          <table:table-cell table:number-columns-repeated="2"/>
          <table:table-cell table:style-name="ce8" office:value-type="string" calcext:value-type="string">
            <text:p>* Si su <text:span text:style-name="T21">E.CIVIL es "S"</text:span><text:span text:style-name="T22">; mostrar </text:span><text:span text:style-name="T23">"SOLTERO"</text:span></text:p>
          </table:table-cell>
          <table:table-cell table:number-columns-repeated="16381"/>
        </table:table-row>
        <table:table-row table:style-name="ro13">
          <table:table-cell table:number-columns-repeated="2"/>
          <table:table-cell table:style-name="ce8" office:value-type="string" calcext:value-type="string">
            <text:p>* Si su <text:span text:style-name="T21">E.CIVIL es "C"</text:span><text:span text:style-name="T22">; mostrar </text:span><text:span text:style-name="T23">"CASADO"</text:span></text:p>
          </table:table-cell>
          <table:table-cell table:number-columns-repeated="16381"/>
        </table:table-row>
        <table:table-row table:style-name="ro13">
          <table:table-cell table:number-columns-repeated="2"/>
          <table:table-cell table:style-name="ce8" office:value-type="string" calcext:value-type="string">
            <text:p>* Si su <text:span text:style-name="T21">E.CIVIL es "V"</text:span><text:span text:style-name="T22">; mostrar </text:span><text:span text:style-name="T23">"VIUDO"</text:span></text:p>
          </table:table-cell>
          <table:table-cell table:number-columns-repeated="16381"/>
        </table:table-row>
        <table:table-row table:style-name="ro13">
          <table:table-cell table:number-columns-repeated="2"/>
          <table:table-cell table:style-name="ce8" office:value-type="string" calcext:value-type="string">
            <text:p>* Si su <text:span text:style-name="T21">E.CIVIL es "D"</text:span><text:span text:style-name="T22">; mostrar </text:span><text:span text:style-name="T23">"DIVORCIADO"</text:span></text:p>
          </table:table-cell>
          <table:table-cell table:number-columns-repeated="16381"/>
        </table:table-row>
        <table:table-row table:style-name="ro1" table:number-rows-repeated="3">
          <table:table-cell table:number-columns-repeated="16384"/>
        </table:table-row>
        <table:table-row table:style-name="ro6">
          <table:table-cell table:number-columns-repeated="2"/>
          <table:table-cell table:style-name="ce9" office:value-type="string" calcext:value-type="string">
            <text:p>NOMBRES</text:p>
          </table:table-cell>
          <table:table-cell table:style-name="ce11" office:value-type="string" calcext:value-type="string">
            <text:p>E. CIVIL</text:p>
          </table:table-cell>
          <table:table-cell table:style-name="ce9" office:value-type="string" calcext:value-type="string">
            <text:p>OBSERVACIONES</text:p>
          </table:table-cell>
          <table:table-cell table:number-columns-repeated="16379"/>
        </table:table-row>
        <table:table-row table:style-name="ro14">
          <table:table-cell table:number-columns-repeated="2"/>
          <table:table-cell table:style-name="ce40" office:value-type="string" calcext:value-type="string">
            <text:p>Martín Alberto Vizcarra Cornejo</text:p>
          </table:table-cell>
          <table:table-cell table:style-name="ce42" office:value-type="string" calcext:value-type="string">
            <text:p>D</text:p>
          </table:table-cell>
          <table:table-cell table:style-name="ce44" table:formula="of:=+IF([.D12]=&quot;S&quot;;&quot;SOLTERO&quot;;IF([.D12]=&quot;C&quot;;&quot;CASADO&quot;;IF([.D12]=&quot;V&quot;;&quot;VIUDO&quot;;&quot;DIVORCIADO&quot;)))" office:value-type="string" office:string-value="DIVORCIADO" calcext:value-type="string">
            <text:p>DIVORCIADO</text:p>
          </table:table-cell>
          <table:table-cell table:number-columns-repeated="16379"/>
        </table:table-row>
        <table:table-row table:style-name="ro14">
          <table:table-cell table:number-columns-repeated="2"/>
          <table:table-cell table:style-name="ce40" office:value-type="string" calcext:value-type="string">
            <text:p>Pedro Pablo Kuczynski Godard</text:p>
          </table:table-cell>
          <table:table-cell table:style-name="ce42" office:value-type="string" calcext:value-type="string">
            <text:p>S</text:p>
          </table:table-cell>
          <table:table-cell table:style-name="ce44" table:formula="of:=+IF([.D13]=&quot;S&quot;;&quot;SOLTERO&quot;;IF([.D13]=&quot;C&quot;;&quot;CASADO&quot;;IF([.D13]=&quot;V&quot;;&quot;VIUDO&quot;;&quot;DIVORCIADO&quot;)))" office:value-type="string" office:string-value="SOLTERO" calcext:value-type="string">
            <text:p>SOLTERO</text:p>
          </table:table-cell>
          <table:table-cell table:number-columns-repeated="16379"/>
        </table:table-row>
        <table:table-row table:style-name="ro14">
          <table:table-cell table:number-columns-repeated="2"/>
          <table:table-cell table:style-name="ce40" office:value-type="string" calcext:value-type="string">
            <text:p>Ollanta Moisés Humala Tasso</text:p>
          </table:table-cell>
          <table:table-cell table:style-name="ce42" office:value-type="string" calcext:value-type="string">
            <text:p>C</text:p>
          </table:table-cell>
          <table:table-cell table:style-name="ce44" table:formula="of:=+IF([.D14]=&quot;S&quot;;&quot;SOLTERO&quot;;IF([.D14]=&quot;C&quot;;&quot;CASADO&quot;;IF([.D14]=&quot;V&quot;;&quot;VIUDO&quot;;&quot;DIVORCIADO&quot;)))" office:value-type="string" office:string-value="CASADO" calcext:value-type="string">
            <text:p>CASADO</text:p>
          </table:table-cell>
          <table:table-cell table:number-columns-repeated="16379"/>
        </table:table-row>
        <table:table-row table:style-name="ro14">
          <table:table-cell table:number-columns-repeated="2"/>
          <table:table-cell table:style-name="ce40" office:value-type="string" calcext:value-type="string">
            <text:p>Alan García Pérez</text:p>
          </table:table-cell>
          <table:table-cell table:style-name="ce42" office:value-type="string" calcext:value-type="string">
            <text:p>V</text:p>
          </table:table-cell>
          <table:table-cell table:style-name="ce44" table:formula="of:=+IF([.D15]=&quot;S&quot;;&quot;SOLTERO&quot;;IF([.D15]=&quot;C&quot;;&quot;CASADO&quot;;IF([.D15]=&quot;V&quot;;&quot;VIUDO&quot;;&quot;DIVORCIADO&quot;)))" office:value-type="string" office:string-value="VIUDO" calcext:value-type="string">
            <text:p>VIUDO</text:p>
          </table:table-cell>
          <table:table-cell table:number-columns-repeated="16379"/>
        </table:table-row>
        <table:table-row table:style-name="ro14">
          <table:table-cell table:number-columns-repeated="2"/>
          <table:table-cell table:style-name="ce40" office:value-type="string" calcext:value-type="string">
            <text:p>Alejandro Toledo Manrique</text:p>
          </table:table-cell>
          <table:table-cell table:style-name="ce42" office:value-type="string" calcext:value-type="string">
            <text:p>C</text:p>
          </table:table-cell>
          <table:table-cell table:style-name="ce44" table:formula="of:=+IF([.D16]=&quot;S&quot;;&quot;SOLTERO&quot;;IF([.D16]=&quot;C&quot;;&quot;CASADO&quot;;IF([.D16]=&quot;V&quot;;&quot;VIUDO&quot;;&quot;DIVORCIADO&quot;)))" office:value-type="string" office:string-value="CASADO" calcext:value-type="string">
            <text:p>CASADO</text:p>
          </table:table-cell>
          <table:table-cell table:number-columns-repeated="16379"/>
        </table:table-row>
        <table:table-row table:style-name="ro14">
          <table:table-cell table:number-columns-repeated="2"/>
          <table:table-cell table:style-name="ce40" office:value-type="string" calcext:value-type="string">
            <text:p>Valentín Paniagua Corazao</text:p>
          </table:table-cell>
          <table:table-cell table:style-name="ce42" office:value-type="string" calcext:value-type="string">
            <text:p>S</text:p>
          </table:table-cell>
          <table:table-cell table:style-name="ce44" table:formula="of:=+IF([.D17]=&quot;S&quot;;&quot;SOLTERO&quot;;IF([.D17]=&quot;C&quot;;&quot;CASADO&quot;;IF([.D17]=&quot;V&quot;;&quot;VIUDO&quot;;&quot;DIVORCIADO&quot;)))" office:value-type="string" office:string-value="SOLTERO" calcext:value-type="string">
            <text:p>SOLTERO</text:p>
          </table:table-cell>
          <table:table-cell table:number-columns-repeated="16379"/>
        </table:table-row>
        <table:table-row table:style-name="ro14">
          <table:table-cell table:number-columns-repeated="2"/>
          <table:table-cell table:style-name="ce40" office:value-type="string" calcext:value-type="string">
            <text:p>Alberto Fujimori Fujimori</text:p>
          </table:table-cell>
          <table:table-cell table:style-name="ce42" office:value-type="string" calcext:value-type="string">
            <text:p>V</text:p>
          </table:table-cell>
          <table:table-cell table:style-name="ce44" table:formula="of:=+IF([.D18]=&quot;S&quot;;&quot;SOLTERO&quot;;IF([.D18]=&quot;C&quot;;&quot;CASADO&quot;;IF([.D18]=&quot;V&quot;;&quot;VIUDO&quot;;&quot;DIVORCIADO&quot;)))" office:value-type="string" office:string-value="VIUDO" calcext:value-type="string">
            <text:p>VIUDO</text:p>
          </table:table-cell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43"/>
          <table:table-cell table:number-columns-repeated="16380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JEMPLO 08" table:style-name="ta8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17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3" table:default-cell-style-name="Default"/>
        <table:table-column table:style-name="co1" table:number-columns-repeated="16376" table:default-cell-style-name="Default"/>
        <table:table-row table:style-name="ro1">
          <table:table-cell table:number-columns-repeated="16384"/>
        </table:table-row>
        <table:table-row table:style-name="ro6">
          <table:table-cell/>
          <table:table-cell table:style-name="ce39" office:value-type="string" calcext:value-type="string" table:number-columns-spanned="6" table:number-rows-spanned="1">
            <text:p>DETERMINAR EL "BÁSICO" MEDIANTE LA "CATEGORIA" DE LA PERSONA</text:p>
          </table:table-cell>
          <table:covered-table-cell table:number-columns-repeated="5" table:style-name="ce41"/>
          <table:table-cell table:number-columns-repeated="16377"/>
        </table:table-row>
        <table:table-row table:style-name="ro6">
          <table:table-cell/>
          <table:table-cell table:style-name="ce41" table:number-columns-repeated="6"/>
          <table:table-cell table:number-columns-repeated="16377"/>
        </table:table-row>
        <table:table-row table:style-name="ro15">
          <table:table-cell table:number-columns-repeated="2"/>
          <table:table-cell table:style-name="ce45" office:value-type="string" calcext:value-type="string">
            <text:p>CATEGORIA</text:p>
          </table:table-cell>
          <table:table-cell table:style-name="ce47" office:value-type="string" calcext:value-type="string">
            <text:p>BÁSICO</text:p>
          </table:table-cell>
          <table:table-cell table:number-columns-repeated="16380"/>
        </table:table-row>
        <table:table-row table:style-name="ro13">
          <table:table-cell table:number-columns-repeated="2"/>
          <table:table-cell table:style-name="ce46" office:value-type="string" calcext:value-type="string">
            <text:p>A</text:p>
          </table:table-cell>
          <table:table-cell table:style-name="ce48" office:value-type="float" office:value="2500" calcext:value-type="float">
            <text:p><text:s/>2.500,00 </text:p>
          </table:table-cell>
          <table:table-cell table:number-columns-repeated="16380"/>
        </table:table-row>
        <table:table-row table:style-name="ro16">
          <table:table-cell table:number-columns-repeated="2"/>
          <table:table-cell table:style-name="ce46" office:value-type="string" calcext:value-type="string">
            <text:p>B</text:p>
          </table:table-cell>
          <table:table-cell table:style-name="ce48" office:value-type="float" office:value="2000" calcext:value-type="float">
            <text:p><text:s/>2.000,00 </text:p>
          </table:table-cell>
          <table:table-cell table:number-columns-repeated="16380"/>
        </table:table-row>
        <table:table-row table:style-name="ro13">
          <table:table-cell table:number-columns-repeated="2"/>
          <table:table-cell table:style-name="ce46" office:value-type="string" calcext:value-type="string">
            <text:p>C</text:p>
          </table:table-cell>
          <table:table-cell table:style-name="ce48" office:value-type="float" office:value="1500" calcext:value-type="float">
            <text:p><text:s/>1.500,00 </text:p>
          </table:table-cell>
          <table:table-cell table:number-columns-repeated="16380"/>
        </table:table-row>
        <table:table-row table:style-name="ro13">
          <table:table-cell table:number-columns-repeated="2"/>
          <table:table-cell table:style-name="ce46" office:value-type="string" calcext:value-type="string">
            <text:p>D</text:p>
          </table:table-cell>
          <table:table-cell table:style-name="ce48" office:value-type="float" office:value="1000" calcext:value-type="float">
            <text:p><text:s/>1.000,00 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table:number-columns-repeated="2"/>
          <table:table-cell table:style-name="ce16" office:value-type="string" calcext:value-type="string">
            <text:p>NOMBRES</text:p>
          </table:table-cell>
          <table:table-cell table:style-name="ce16" office:value-type="string" calcext:value-type="string">
            <text:p>PROFESIÓN</text:p>
          </table:table-cell>
          <table:table-cell table:style-name="ce16" office:value-type="string" calcext:value-type="string">
            <text:p>CATEGORIA</text:p>
          </table:table-cell>
          <table:table-cell table:style-name="ce16" office:value-type="string" calcext:value-type="string">
            <text:p>BÁSICO</text:p>
          </table:table-cell>
          <table:table-cell table:number-columns-repeated="16378"/>
        </table:table-row>
        <table:table-row table:style-name="ro14">
          <table:table-cell table:number-columns-repeated="2"/>
          <table:table-cell table:style-name="ce2" office:value-type="string" calcext:value-type="string">
            <text:p>ROSI HINOJOSA</text:p>
          </table:table-cell>
          <table:table-cell table:style-name="ce2" office:value-type="string" calcext:value-type="string">
            <text:p>ENFERMERA</text:p>
          </table:table-cell>
          <table:table-cell table:style-name="ce49" office:value-type="string" calcext:value-type="string">
            <text:p>C</text:p>
          </table:table-cell>
          <table:table-cell table:style-name="ce44" table:formula="of:=+IF([.E11]=&quot;A&quot;;[.$D$5];IF([.E11]=&quot;B&quot;;[.$D$6];IF([.E11]=&quot;C&quot;;[.$D$7];[.$D$8])))" office:value-type="float" office:value="1500" calcext:value-type="float">
            <text:p>1500</text:p>
          </table:table-cell>
          <table:table-cell table:number-columns-repeated="16378"/>
        </table:table-row>
        <table:table-row table:style-name="ro14">
          <table:table-cell table:number-columns-repeated="2"/>
          <table:table-cell table:style-name="ce2" office:value-type="string" calcext:value-type="string">
            <text:p>JARUMI VILLAR</text:p>
          </table:table-cell>
          <table:table-cell table:style-name="ce2" office:value-type="string" calcext:value-type="string">
            <text:p>ENFERMERA</text:p>
          </table:table-cell>
          <table:table-cell table:style-name="ce49" office:value-type="string" calcext:value-type="string">
            <text:p>B</text:p>
          </table:table-cell>
          <table:table-cell table:style-name="ce50" table:formula="of:=+IF([.E12]=&quot;A&quot;;[.$D$5];IF([.E12]=&quot;B&quot;;[.$D$6];IF([.E12]=&quot;C&quot;;[.$D$7];[.$D$8])))" office:value-type="float" office:value="2000" calcext:value-type="float">
            <text:p><text:s/>2.000,00 </text:p>
          </table:table-cell>
          <table:table-cell table:number-columns-repeated="16378"/>
        </table:table-row>
        <table:table-row table:style-name="ro14">
          <table:table-cell table:number-columns-repeated="2"/>
          <table:table-cell table:style-name="ce2" office:value-type="string" calcext:value-type="string">
            <text:p>LUIS PERALTA</text:p>
          </table:table-cell>
          <table:table-cell table:style-name="ce2" office:value-type="string" calcext:value-type="string">
            <text:p>ABOGADO</text:p>
          </table:table-cell>
          <table:table-cell table:style-name="ce49" office:value-type="string" calcext:value-type="string">
            <text:p>C</text:p>
          </table:table-cell>
          <table:table-cell table:style-name="ce50" table:formula="of:=+IF([.E13]=&quot;A&quot;;[.$D$5];IF([.E13]=&quot;B&quot;;[.$D$6];IF([.E13]=&quot;C&quot;;[.$D$7];[.$D$8])))" office:value-type="float" office:value="1500" calcext:value-type="float">
            <text:p><text:s/>1.500,00 </text:p>
          </table:table-cell>
          <table:table-cell table:number-columns-repeated="16378"/>
        </table:table-row>
        <table:table-row table:style-name="ro14">
          <table:table-cell table:number-columns-repeated="2"/>
          <table:table-cell table:style-name="ce2" office:value-type="string" calcext:value-type="string">
            <text:p>MANUEL APAZA</text:p>
          </table:table-cell>
          <table:table-cell table:style-name="ce2" office:value-type="string" calcext:value-type="string">
            <text:p>INGENIERO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+IF([.E14]=&quot;A&quot;;[.$D$5];IF([.E14]=&quot;B&quot;;[.$D$6];IF([.E14]=&quot;C&quot;;[.$D$7];[.$D$8])))" office:value-type="float" office:value="2500" calcext:value-type="float">
            <text:p><text:s/>2.500,00 </text:p>
          </table:table-cell>
          <table:table-cell table:number-columns-repeated="16378"/>
        </table:table-row>
        <table:table-row table:style-name="ro14">
          <table:table-cell table:number-columns-repeated="2"/>
          <table:table-cell table:style-name="ce2" office:value-type="string" calcext:value-type="string">
            <text:p>VICTOR LOPEZ</text:p>
          </table:table-cell>
          <table:table-cell table:style-name="ce2" office:value-type="string" calcext:value-type="string">
            <text:p>MECANICO</text:p>
          </table:table-cell>
          <table:table-cell table:style-name="ce49" office:value-type="string" calcext:value-type="string">
            <text:p>B</text:p>
          </table:table-cell>
          <table:table-cell table:style-name="ce50" table:formula="of:=+IF([.E15]=&quot;A&quot;;[.$D$5];IF([.E15]=&quot;B&quot;;[.$D$6];IF([.E15]=&quot;C&quot;;[.$D$7];[.$D$8])))" office:value-type="float" office:value="2000" calcext:value-type="float">
            <text:p><text:s/>2.000,00 </text:p>
          </table:table-cell>
          <table:table-cell table:number-columns-repeated="16378"/>
        </table:table-row>
        <table:table-row table:style-name="ro14">
          <table:table-cell table:number-columns-repeated="2"/>
          <table:table-cell table:style-name="ce2" office:value-type="string" calcext:value-type="string">
            <text:p>YELI SEDANO</text:p>
          </table:table-cell>
          <table:table-cell table:style-name="ce2" office:value-type="string" calcext:value-type="string">
            <text:p>ADMINISTRADORA</text:p>
          </table:table-cell>
          <table:table-cell table:style-name="ce49" office:value-type="string" calcext:value-type="string">
            <text:p>D</text:p>
          </table:table-cell>
          <table:table-cell table:style-name="ce50" table:formula="of:=+IF([.E16]=&quot;A&quot;;[.$D$5];IF([.E16]=&quot;B&quot;;[.$D$6];IF([.E16]=&quot;C&quot;;[.$D$7];[.$D$8])))" office:value-type="float" office:value="1000" calcext:value-type="float">
            <text:p><text:s/>1.000,00 </text:p>
          </table:table-cell>
          <table:table-cell table:number-columns-repeated="16378"/>
        </table:table-row>
        <table:table-row table:style-name="ro14">
          <table:table-cell table:number-columns-repeated="2"/>
          <table:table-cell table:style-name="ce2" office:value-type="string" calcext:value-type="string">
            <text:p>ELIDA QUINTO</text:p>
          </table:table-cell>
          <table:table-cell table:style-name="ce2" office:value-type="string" calcext:value-type="string">
            <text:p>SECRETARI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+IF([.E17]=&quot;A&quot;;[.$D$5];IF([.E17]=&quot;B&quot;;[.$D$6];IF([.E17]=&quot;C&quot;;[.$D$7];[.$D$8])))" office:value-type="float" office:value="2500" calcext:value-type="float">
            <text:p><text:s/>2.500,00 </text:p>
          </table:table-cell>
          <table:table-cell table:number-columns-repeated="16378"/>
        </table:table-row>
        <table:table-row table:style-name="ro14">
          <table:table-cell table:number-columns-repeated="2"/>
          <table:table-cell table:style-name="ce2" office:value-type="string" calcext:value-type="string">
            <text:p>PEDRO HUAMAN</text:p>
          </table:table-cell>
          <table:table-cell table:style-name="ce2" office:value-type="string" calcext:value-type="string">
            <text:p>INGENIERO</text:p>
          </table:table-cell>
          <table:table-cell table:style-name="ce49" office:value-type="string" calcext:value-type="string">
            <text:p>C</text:p>
          </table:table-cell>
          <table:table-cell table:style-name="ce50" table:formula="of:=+IF([.E18]=&quot;A&quot;;[.$D$5];IF([.E18]=&quot;B&quot;;[.$D$6];IF([.E18]=&quot;C&quot;;[.$D$7];[.$D$8])))" office:value-type="float" office:value="1500" calcext:value-type="float">
            <text:p><text:s/>1.500,00 </text:p>
          </table:table-cell>
          <table:table-cell table:number-columns-repeated="16378"/>
        </table:table-row>
        <table:table-row table:style-name="ro14">
          <table:table-cell table:number-columns-repeated="2"/>
          <table:table-cell table:style-name="ce2" office:value-type="string" calcext:value-type="string">
            <text:p>EVER CURI</text:p>
          </table:table-cell>
          <table:table-cell table:style-name="ce2" office:value-type="string" calcext:value-type="string">
            <text:p>DOCTOR</text:p>
          </table:table-cell>
          <table:table-cell table:style-name="ce49" office:value-type="string" calcext:value-type="string">
            <text:p>B</text:p>
          </table:table-cell>
          <table:table-cell table:style-name="ce50" table:formula="of:=+IF([.E19]=&quot;A&quot;;[.$D$5];IF([.E19]=&quot;B&quot;;[.$D$6];IF([.E19]=&quot;C&quot;;[.$D$7];[.$D$8])))" office:value-type="float" office:value="2000" calcext:value-type="float">
            <text:p><text:s/>2.000,00 </text:p>
          </table:table-cell>
          <table:table-cell table:number-columns-repeated="16378"/>
        </table:table-row>
        <table:table-row table:style-name="ro14">
          <table:table-cell table:number-columns-repeated="2"/>
          <table:table-cell table:style-name="ce2" office:value-type="string" calcext:value-type="string">
            <text:p>MOISES CHURA</text:p>
          </table:table-cell>
          <table:table-cell table:style-name="ce2" office:value-type="string" calcext:value-type="string">
            <text:p>INGENIERO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+IF([.E20]=&quot;A&quot;;[.$D$5];IF([.E20]=&quot;B&quot;;[.$D$6];IF([.E20]=&quot;C&quot;;[.$D$7];[.$D$8])))" office:value-type="float" office:value="2500" calcext:value-type="float">
            <text:p><text:s/>2.500,00 </text:p>
          </table:table-cell>
          <table:table-cell table:number-columns-repeated="16378"/>
        </table:table-row>
        <table:table-row table:style-name="ro14">
          <table:table-cell table:number-columns-repeated="2"/>
          <table:table-cell table:style-name="ce2" office:value-type="string" calcext:value-type="string">
            <text:p>BASILIO SANCA</text:p>
          </table:table-cell>
          <table:table-cell table:style-name="ce2" office:value-type="string" calcext:value-type="string">
            <text:p>INGENIERO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+IF([.E21]=&quot;A&quot;;[.$D$5];IF([.E21]=&quot;B&quot;;[.$D$6];IF([.E21]=&quot;C&quot;;[.$D$7];[.$D$8])))" office:value-type="float" office:value="2500" calcext:value-type="float">
            <text:p><text:s/>2.500,00 </text:p>
          </table:table-cell>
          <table:table-cell table:number-columns-repeated="16378"/>
        </table:table-row>
        <table:table-row table:style-name="ro14">
          <table:table-cell table:number-columns-repeated="2"/>
          <table:table-cell table:style-name="ce2" office:value-type="string" calcext:value-type="string">
            <text:p>FRAN AVILEZ</text:p>
          </table:table-cell>
          <table:table-cell table:style-name="ce2" office:value-type="string" calcext:value-type="string">
            <text:p>INGENIERO</text:p>
          </table:table-cell>
          <table:table-cell table:style-name="ce49" office:value-type="string" calcext:value-type="string">
            <text:p>B</text:p>
          </table:table-cell>
          <table:table-cell table:style-name="ce50" table:formula="of:=+IF([.E22]=&quot;A&quot;;[.$D$5];IF([.E22]=&quot;B&quot;;[.$D$6];IF([.E22]=&quot;C&quot;;[.$D$7];[.$D$8])))" office:value-type="float" office:value="2000" calcext:value-type="float">
            <text:p><text:s/>2.000,00 </text:p>
          </table:table-cell>
          <table:table-cell table:number-columns-repeated="16378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JEMPLO 09" table:style-name="ta9">
        <office:forms form:automatic-focus="false" form:apply-design-mode="false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40" table:default-cell-style-name="Default"/>
        <table:table-column table:style-name="co1" table:default-cell-style-name="Default"/>
        <table:table-column table:style-name="co41" table:default-cell-style-name="Default"/>
        <table:table-column table:style-name="co1" table:number-columns-repeated="16371" table:default-cell-style-name="Default"/>
        <table:table-row table:style-name="ro1">
          <table:table-cell/>
          <table:table-cell table:style-name="ce51" table:number-columns-repeated="3"/>
          <table:table-cell table:number-columns-repeated="16380"/>
        </table:table-row>
        <table:table-row table:style-name="ro6">
          <table:table-cell/>
          <table:table-cell table:style-name="ce52" office:value-type="string" calcext:value-type="string">
            <text:p>DETERMINAR LAS "BONIFICACIONES" MEDIANTE LA "FECHA DE INGRESO" DE LA PERSONA</text:p>
          </table:table-cell>
          <table:table-cell table:style-name="ce52" table:number-columns-repeated="5"/>
          <table:table-cell table:number-columns-repeated="16377"/>
        </table:table-row>
        <table:table-row table:style-name="ro6">
          <table:table-cell/>
          <table:table-cell table:style-name="ce52" table:number-columns-repeated="6"/>
          <table:table-cell table:number-columns-repeated="16377"/>
        </table:table-row>
        <table:table-row table:style-name="ro1">
          <table:table-cell/>
          <table:table-cell table:style-name="ce6" table:number-columns-repeated="3"/>
          <table:table-cell table:number-columns-repeated="16380"/>
        </table:table-row>
        <table:table-row table:style-name="ro6">
          <table:table-cell/>
          <table:table-cell table:style-name="ce53" office:value-type="string" calcext:value-type="string">
            <text:p>Si INGRESO</text:p>
          </table:table-cell>
          <table:table-cell table:style-name="ce15"/>
          <table:table-cell table:style-name="ce53" office:value-type="string" calcext:value-type="string">
            <text:p>Mostrará</text:p>
          </table:table-cell>
          <table:table-cell table:number-columns-repeated="16380"/>
        </table:table-row>
        <table:table-row table:style-name="ro13">
          <table:table-cell/>
          <table:table-cell table:style-name="ce41" office:value-type="string" calcext:value-type="string">
            <text:p>antes 1980</text:p>
          </table:table-cell>
          <table:table-cell table:style-name="ce15"/>
          <table:table-cell table:style-name="ce56" office:value-type="float" office:value="150" calcext:value-type="float">
            <text:p><text:s/>150,00 </text:p>
          </table:table-cell>
          <table:table-cell/>
          <table:table-cell table:style-name="ce58" office:value-type="string" calcext:value-type="string">
            <text:p>&lt;1980</text:p>
          </table:table-cell>
          <table:table-cell table:number-columns-repeated="16378"/>
        </table:table-row>
        <table:table-row table:style-name="ro13">
          <table:table-cell/>
          <table:table-cell table:style-name="ce41" office:value-type="string" calcext:value-type="string">
            <text:p>Entre 1980 y 1990</text:p>
          </table:table-cell>
          <table:table-cell table:style-name="ce15"/>
          <table:table-cell table:style-name="ce56" office:value-type="float" office:value="100" calcext:value-type="float">
            <text:p><text:s/>100,00 </text:p>
          </table:table-cell>
          <table:table-cell/>
          <table:table-cell table:style-name="ce58" office:value-type="string" calcext:value-type="string">
            <text:p>[1980-1990]</text:p>
          </table:table-cell>
          <table:table-cell table:number-columns-repeated="16378"/>
        </table:table-row>
        <table:table-row table:style-name="ro13">
          <table:table-cell/>
          <table:table-cell table:style-name="ce41" office:value-type="string" calcext:value-type="string">
            <text:p>Después 1990 y antes del 2001</text:p>
          </table:table-cell>
          <table:table-cell table:style-name="ce15"/>
          <table:table-cell table:style-name="ce56" office:value-type="float" office:value="80" calcext:value-type="float">
            <text:p><text:s/>80,00 </text:p>
          </table:table-cell>
          <table:table-cell/>
          <table:table-cell table:style-name="ce58" office:value-type="string" calcext:value-type="string">
            <text:p>&lt;1990-2001&gt;</text:p>
          </table:table-cell>
          <table:table-cell table:number-columns-repeated="16378"/>
        </table:table-row>
        <table:table-row table:style-name="ro13">
          <table:table-cell/>
          <table:table-cell table:style-name="ce41" office:value-type="string" calcext:value-type="string">
            <text:p>Después del 2000</text:p>
          </table:table-cell>
          <table:table-cell table:style-name="ce55"/>
          <table:table-cell table:style-name="ce56" office:value-type="float" office:value="50" calcext:value-type="float">
            <text:p><text:s/>50,00 </text:p>
          </table:table-cell>
          <table:table-cell/>
          <table:table-cell table:style-name="ce58" office:value-type="string" calcext:value-type="string">
            <text:p>&gt;2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6"/>
          <table:table-cell table:number-columns-repeated="16383"/>
        </table:table-row>
        <table:table-row table:style-name="ro9">
          <table:table-cell/>
          <table:table-cell table:style-name="ce9" office:value-type="string" calcext:value-type="string">
            <text:p>NOMBRES</text:p>
          </table:table-cell>
          <table:table-cell table:style-name="ce9" office:value-type="string" calcext:value-type="string">
            <text:p>FECHA INGRESO</text:p>
          </table:table-cell>
          <table:table-cell table:style-name="ce9" office:value-type="string" calcext:value-type="string">
            <text:p>CATEGORIA</text:p>
          </table:table-cell>
          <table:table-cell table:style-name="ce9" office:value-type="string" calcext:value-type="string">
            <text:p>BASICO</text:p>
          </table:table-cell>
          <table:table-cell table:style-name="ce9" office:value-type="string" calcext:value-type="string">
            <text:p>BONIFICACIÓN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ROSI HINOJOSA SEDANO</text:p>
          </table:table-cell>
          <table:table-cell table:style-name="ce32" office:value-type="date" office:date-value="2000-03-24" calcext:value-type="date">
            <text:p>24/mar/2000</text:p>
          </table:table-cell>
          <table:table-cell table:style-name="ce12" office:value-type="string" calcext:value-type="string">
            <text:p>C</text:p>
          </table:table-cell>
          <table:table-cell table:style-name="ce57" office:value-type="float" office:value="2000" calcext:value-type="float">
            <text:p><text:s/>2.000,00 </text:p>
          </table:table-cell>
          <table:table-cell table:style-name="ce59" table:formula="of:=IF(YEAR([.C13])&lt;1980; [.$D$6]; IF(AND(YEAR([.C13])&gt;=1980; YEAR([.C13])&lt;=1990); [.$D$7]; IF(AND(YEAR([.C13])&gt;1990; YEAR([.C13])&lt;2001); [.$D$8]; [.$D$9])))" office:value-type="float" office:value="80" calcext:value-type="float">
            <text:p>80,00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JARUMI VILLAR QUISPE</text:p>
          </table:table-cell>
          <table:table-cell table:style-name="ce32" office:value-type="date" office:date-value="2005-12-24" calcext:value-type="date">
            <text:p>24/dic/2005</text:p>
          </table:table-cell>
          <table:table-cell table:style-name="ce12" office:value-type="string" calcext:value-type="string">
            <text:p>B</text:p>
          </table:table-cell>
          <table:table-cell table:style-name="ce57" office:value-type="float" office:value="1500" calcext:value-type="float">
            <text:p><text:s/>1.500,00 </text:p>
          </table:table-cell>
          <table:table-cell table:style-name="ce59" table:formula="of:=IF(YEAR([.C14])&lt;1980; [.$D$6]; IF(AND(YEAR([.C14])&gt;=1980; YEAR([.C14])&lt;=1990); [.$D$7]; IF(AND(YEAR([.C14])&gt;1990; YEAR([.C14])&lt;2001); [.$D$8]; [.$D$9])))" office:value-type="float" office:value="50" calcext:value-type="float">
            <text:p>50,00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LUIS PERALTA CUBA</text:p>
          </table:table-cell>
          <table:table-cell table:style-name="ce32" office:value-type="date" office:date-value="2000-10-18" calcext:value-type="date">
            <text:p>18/oct/2000</text:p>
          </table:table-cell>
          <table:table-cell table:style-name="ce12" office:value-type="string" calcext:value-type="string">
            <text:p>C</text:p>
          </table:table-cell>
          <table:table-cell table:style-name="ce57" office:value-type="float" office:value="2500" calcext:value-type="float">
            <text:p><text:s/>2.500,00 </text:p>
          </table:table-cell>
          <table:table-cell table:style-name="ce59" table:formula="of:=IF(YEAR([.C15])&lt;1980; [.$D$6]; IF(AND(YEAR([.C15])&gt;=1980; YEAR([.C15])&lt;=1990); [.$D$7]; IF(AND(YEAR([.C15])&gt;1990; YEAR([.C15])&lt;2001); [.$D$8]; [.$D$9])))" office:value-type="float" office:value="80" calcext:value-type="float">
            <text:p>80,00</text:p>
          </table:table-cell>
          <table:table-cell/>
          <table:table-cell table:style-name="ce60"/>
          <table:table-cell table:number-columns-repeated="16376"/>
        </table:table-row>
        <table:table-row table:style-name="ro6">
          <table:table-cell/>
          <table:table-cell table:style-name="ce2" office:value-type="string" calcext:value-type="string">
            <text:p>MANUEL APAZA PERALTA</text:p>
          </table:table-cell>
          <table:table-cell table:style-name="ce32" office:value-type="date" office:date-value="1999-07-10" calcext:value-type="date">
            <text:p>10/jul/1999</text:p>
          </table:table-cell>
          <table:table-cell table:style-name="ce12" office:value-type="string" calcext:value-type="string">
            <text:p>A</text:p>
          </table:table-cell>
          <table:table-cell table:style-name="ce57" office:value-type="float" office:value="1500" calcext:value-type="float">
            <text:p><text:s/>1.500,00 </text:p>
          </table:table-cell>
          <table:table-cell table:style-name="ce59" table:formula="of:=IF(YEAR([.C16])&lt;1980; [.$D$6]; IF(AND(YEAR([.C16])&gt;=1980; YEAR([.C16])&lt;=1990); [.$D$7]; IF(AND(YEAR([.C16])&gt;1990; YEAR([.C16])&lt;2001); [.$D$8]; [.$D$9])))" office:value-type="float" office:value="80" calcext:value-type="float">
            <text:p>80,00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VICTOR LOPEZ GUTIERREZ</text:p>
          </table:table-cell>
          <table:table-cell table:style-name="ce32" office:value-type="date" office:date-value="2001-02-10" calcext:value-type="date">
            <text:p>10/feb/2001</text:p>
          </table:table-cell>
          <table:table-cell table:style-name="ce12" office:value-type="string" calcext:value-type="string">
            <text:p>B</text:p>
          </table:table-cell>
          <table:table-cell table:style-name="ce57" office:value-type="float" office:value="1000" calcext:value-type="float">
            <text:p><text:s/>1.000,00 </text:p>
          </table:table-cell>
          <table:table-cell table:style-name="ce59" table:formula="of:=IF(YEAR([.C17])&lt;1980; [.$D$6]; IF(AND(YEAR([.C17])&gt;=1980; YEAR([.C17])&lt;=1990); [.$D$7]; IF(AND(YEAR([.C17])&gt;1990; YEAR([.C17])&lt;2001); [.$D$8]; [.$D$9])))" office:value-type="float" office:value="50" calcext:value-type="float">
            <text:p>50,00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YELI SEDANO HINOJOSA</text:p>
          </table:table-cell>
          <table:table-cell table:style-name="ce32" office:value-type="date" office:date-value="1982-05-01" calcext:value-type="date">
            <text:p>01/may/1982</text:p>
          </table:table-cell>
          <table:table-cell table:style-name="ce12" office:value-type="string" calcext:value-type="string">
            <text:p>D</text:p>
          </table:table-cell>
          <table:table-cell table:style-name="ce57" office:value-type="float" office:value="800" calcext:value-type="float">
            <text:p><text:s/>800,00 </text:p>
          </table:table-cell>
          <table:table-cell table:style-name="ce59" table:formula="of:=IF(YEAR([.C18])&lt;1980; [.$D$6]; IF(AND(YEAR([.C18])&gt;=1980; YEAR([.C18])&lt;=1990); [.$D$7]; IF(AND(YEAR([.C18])&gt;1990; YEAR([.C18])&lt;2001); [.$D$8]; [.$D$9])))" office:value-type="float" office:value="100" calcext:value-type="float">
            <text:p>100,00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ELIDA QUINTO LEÓN</text:p>
          </table:table-cell>
          <table:table-cell table:style-name="ce32" office:value-type="date" office:date-value="1987-04-25" calcext:value-type="date">
            <text:p>25/abr/1987</text:p>
          </table:table-cell>
          <table:table-cell table:style-name="ce12" office:value-type="string" calcext:value-type="string">
            <text:p>A</text:p>
          </table:table-cell>
          <table:table-cell table:style-name="ce57" office:value-type="float" office:value="1500" calcext:value-type="float">
            <text:p><text:s/>1.500,00 </text:p>
          </table:table-cell>
          <table:table-cell table:style-name="ce59" table:formula="of:=IF(YEAR([.C19])&lt;1980; [.$D$6]; IF(AND(YEAR([.C19])&gt;=1980; YEAR([.C19])&lt;=1990); [.$D$7]; IF(AND(YEAR([.C19])&gt;1990; YEAR([.C19])&lt;2001); [.$D$8]; [.$D$9])))" office:value-type="float" office:value="100" calcext:value-type="float">
            <text:p>100,00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PEDRO HUAMAN MANTARI</text:p>
          </table:table-cell>
          <table:table-cell table:style-name="ce32" office:value-type="date" office:date-value="1965-08-08" calcext:value-type="date">
            <text:p>08/ago/1965</text:p>
          </table:table-cell>
          <table:table-cell table:style-name="ce12" office:value-type="string" calcext:value-type="string">
            <text:p>C</text:p>
          </table:table-cell>
          <table:table-cell table:style-name="ce57" office:value-type="float" office:value="2000" calcext:value-type="float">
            <text:p><text:s/>2.000,00 </text:p>
          </table:table-cell>
          <table:table-cell table:style-name="ce59" table:formula="of:=IF(YEAR([.C20])&lt;1980; [.$D$6]; IF(AND(YEAR([.C20])&gt;=1980; YEAR([.C20])&lt;=1990); [.$D$7]; IF(AND(YEAR([.C20])&gt;1990; YEAR([.C20])&lt;2001); [.$D$8]; [.$D$9])))" office:value-type="float" office:value="150" calcext:value-type="float">
            <text:p>150,00</text:p>
          </table:table-cell>
          <table:table-cell table:number-columns-repeated="16378"/>
        </table:table-row>
        <table:table-row table:style-name="ro6">
          <table:table-cell/>
          <table:table-cell table:style-name="ce2" office:value-type="string" calcext:value-type="string">
            <text:p>EVER CURI ALMONACID</text:p>
          </table:table-cell>
          <table:table-cell table:style-name="ce32" office:value-type="date" office:date-value="1966-09-29" calcext:value-type="date">
            <text:p>29/sep/1966</text:p>
          </table:table-cell>
          <table:table-cell table:style-name="ce12" office:value-type="string" calcext:value-type="string">
            <text:p>B</text:p>
          </table:table-cell>
          <table:table-cell table:style-name="ce57" office:value-type="float" office:value="1200" calcext:value-type="float">
            <text:p><text:s/>1.200,00 </text:p>
          </table:table-cell>
          <table:table-cell table:style-name="ce59" table:formula="of:=IF(YEAR([.C21])&lt;1980; [.$D$6]; IF(AND(YEAR([.C21])&gt;=1980; YEAR([.C21])&lt;=1990); [.$D$7]; IF(AND(YEAR([.C21])&gt;1990; YEAR([.C21])&lt;2001); [.$D$8]; [.$D$9])))" office:value-type="float" office:value="150" calcext:value-type="float">
            <text:p>150,00</text:p>
          </table:table-cell>
          <table:table-cell table:number-columns-repeated="16378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number-columns-repeated="3"/>
          <table:table-cell table:style-name="ce6"/>
          <table:table-cell table:number-columns-repeated="16380"/>
        </table:table-row>
        <table:table-row table:style-name="ro1">
          <table:table-cell/>
          <table:table-cell table:style-name="ce54"/>
          <table:table-cell/>
          <table:table-cell table:style-name="ce6"/>
          <table:table-cell table:number-columns-repeated="16380"/>
        </table:table-row>
        <table:table-row table:style-name="ro1">
          <table:table-cell table:number-columns-repeated="3"/>
          <table:table-cell table:style-name="ce6"/>
          <table:table-cell table:number-columns-repeated="16380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JEMPLO 10" table:style-name="ta10">
        <office:forms form:automatic-focus="false" form:apply-design-mode="false"/>
        <table:table-column table:style-name="co42" table:default-cell-style-name="ce61"/>
        <table:table-column table:style-name="co43" table:default-cell-style-name="ce61"/>
        <table:table-column table:style-name="co44" table:default-cell-style-name="ce61"/>
        <table:table-column table:style-name="co45" table:default-cell-style-name="ce61"/>
        <table:table-column table:style-name="co46" table:default-cell-style-name="ce61"/>
        <table:table-column table:style-name="co47" table:default-cell-style-name="ce61"/>
        <table:table-column table:style-name="co48" table:default-cell-style-name="ce61"/>
        <table:table-column table:style-name="co49" table:default-cell-style-name="ce61"/>
        <table:table-column table:style-name="co47" table:number-columns-repeated="16376" table:default-cell-style-name="ce61"/>
        <table:table-row table:style-name="ro17">
          <table:table-cell>
            <draw:custom-shape table:end-cell-address="'EJEMPLO 10'.H7" table:end-x="2.151cm" table:end-y="0.281cm" draw:z-index="0" draw:name="Rectángulo: esquinas redondeadas 1" draw:style-name="gr6" draw:text-style-name="P2" svg:width="23.073cm" svg:height="3.174cm" svg:x="0.529cm" svg:y="0.282cm">
              <text:p text:style-name="P3"><text:span text:style-name="T14">* LOS POSTULANTES CON </text:span><text:span text:style-name="T15">TÍTULO UNIVERSITARIO </text:span><text:span text:style-name="T16">Y</text:span><text:span text:style-name="T14"> ADEMÁS QUE CUENTE CON </text:span><text:span text:style-name="T17">MÁS DE 2 AÑOS DE EXPERIENCIA</text:span><text:span text:style-name="T14">. SU PAGO SERÁ PAGO 1</text:span></text:p>
              <text:p text:style-name="P3"><text:span text:style-name="T14">* LOS POSTULANTES CON </text:span><text:span text:style-name="T18">TÍTULO TÉCNICO</text:span><text:span text:style-name="T9"> </text:span><text:span text:style-name="T19">Y </text:span><text:span text:style-name="T14">ADEMÁS QUE CUENTE CON MÁS </text:span><text:span text:style-name="T20">DE 1 AÑOS DE EXPERIENCIA.</text:span><text:span text:style-name="T14"> SU PAGO SERÁ PAGO 2</text:span></text:p>
              <text:p text:style-name="P3"><text:span text:style-name="T14">* EL RESTO GANARA 1000 SOLES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6383"/>
        </table:table-row>
        <table:table-row table:style-name="ro17" table:number-rows-repeated="7">
          <table:table-cell table:number-columns-repeated="16384"/>
        </table:table-row>
        <table:table-row table:style-name="ro18">
          <table:table-cell/>
          <table:table-cell table:style-name="ce62" office:value-type="string" calcext:value-type="string">
            <text:p>EMPLEADOS</text:p>
          </table:table-cell>
          <table:table-cell table:style-name="ce62" office:value-type="string" calcext:value-type="string">
            <text:p>TITULO</text:p>
          </table:table-cell>
          <table:table-cell table:style-name="ce62" office:value-type="string" calcext:value-type="string">
            <text:p>EXPERIENCIA</text:p>
          </table:table-cell>
          <table:table-cell table:style-name="ce62" office:value-type="string" calcext:value-type="string">
            <text:p>SUELDO</text:p>
          </table:table-cell>
          <table:table-cell table:number-columns-repeated="16379"/>
        </table:table-row>
        <table:table-row table:style-name="ro15">
          <table:table-cell/>
          <table:table-cell table:style-name="ce63" office:value-type="string" calcext:value-type="string">
            <text:p>MANUEL APAZA</text:p>
          </table:table-cell>
          <table:table-cell table:style-name="ce64" office:value-type="string" calcext:value-type="string">
            <text:p>UNIVERSITARIO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formula="of:=IF(AND([.C10]=&quot;UNIVERSITARIO&quot;;[.D10]&gt;=2);[.$H$12];(IF(AND([.C10]=&quot;TECNICO&quot;;[.D10]&gt;=1);[.$H$13];1000)))" office:value-type="float" office:value="1000" calcext:value-type="float">
            <text:p>1000</text:p>
          </table:table-cell>
          <table:table-cell table:number-columns-repeated="16379"/>
        </table:table-row>
        <table:table-row table:style-name="ro17">
          <table:table-cell/>
          <table:table-cell table:style-name="ce63" office:value-type="string" calcext:value-type="string">
            <text:p>JHAN PERES</text:p>
          </table:table-cell>
          <table:table-cell table:style-name="ce64" office:value-type="string" calcext:value-type="string">
            <text:p>UNIVERSITARIO</text:p>
          </table:table-cell>
          <table:table-cell table:style-name="ce64" office:value-type="float" office:value="2" calcext:value-type="float">
            <text:p>2</text:p>
          </table:table-cell>
          <table:table-cell table:style-name="ce66" table:formula="of:=IF(AND([.C11]=&quot;UNIVERSITARIO&quot;;[.D11]&gt;=2);[.$H$12];(IF(AND([.C11]=&quot;TECNICO&quot;;[.D11]&gt;=1);[.$H$13];1000)))" office:value-type="float" office:value="5000" calcext:value-type="float">
            <text:p><text:s/>S/.5.000,00 </text:p>
          </table:table-cell>
          <table:table-cell table:number-columns-repeated="16379"/>
        </table:table-row>
        <table:table-row table:style-name="ro17">
          <table:table-cell/>
          <table:table-cell table:style-name="ce63" office:value-type="string" calcext:value-type="string">
            <text:p>LUIS CUBA</text:p>
          </table:table-cell>
          <table:table-cell table:style-name="ce64" office:value-type="string" calcext:value-type="string">
            <text:p>TECNICO</text:p>
          </table:table-cell>
          <table:table-cell table:style-name="ce64" office:value-type="float" office:value="3" calcext:value-type="float">
            <text:p>3</text:p>
          </table:table-cell>
          <table:table-cell table:style-name="ce66" table:formula="of:=IF(AND([.C12]=&quot;UNIVERSITARIO&quot;;[.D12]&gt;=2);[.$H$12];(IF(AND([.C12]=&quot;TECNICO&quot;;[.D12]&gt;=1);[.$H$13];1000)))" office:value-type="float" office:value="4000" calcext:value-type="float">
            <text:p><text:s/>S/.4.000,00 </text:p>
          </table:table-cell>
          <table:table-cell/>
          <table:table-cell table:style-name="ce67" office:value-type="string" calcext:value-type="string">
            <text:p>PAGO 1</text:p>
          </table:table-cell>
          <table:table-cell table:style-name="ce68" office:value-type="float" office:value="5000" calcext:value-type="float">
            <text:p><text:s/>S/.5.000,00 </text:p>
          </table:table-cell>
          <table:table-cell table:number-columns-repeated="16376"/>
        </table:table-row>
        <table:table-row table:style-name="ro17">
          <table:table-cell/>
          <table:table-cell table:style-name="ce63" office:value-type="string" calcext:value-type="string">
            <text:p>ANDREA TELLO</text:p>
          </table:table-cell>
          <table:table-cell table:style-name="ce64" office:value-type="string" calcext:value-type="string">
            <text:p>TECNICO</text:p>
          </table:table-cell>
          <table:table-cell table:style-name="ce64" office:value-type="float" office:value="2" calcext:value-type="float">
            <text:p>2</text:p>
          </table:table-cell>
          <table:table-cell table:style-name="ce66" table:formula="of:=IF(AND([.C13]=&quot;UNIVERSITARIO&quot;;[.D13]&gt;=2);[.$H$12];(IF(AND([.C13]=&quot;TECNICO&quot;;[.D13]&gt;=1);[.$H$13];1000)))" office:value-type="float" office:value="4000" calcext:value-type="float">
            <text:p><text:s/>S/.4.000,00 </text:p>
          </table:table-cell>
          <table:table-cell/>
          <table:table-cell table:style-name="ce67" office:value-type="string" calcext:value-type="string">
            <text:p>PAGO 2</text:p>
          </table:table-cell>
          <table:table-cell table:style-name="ce68" office:value-type="float" office:value="4000" calcext:value-type="float">
            <text:p><text:s/>S/.4.000,00 </text:p>
          </table:table-cell>
          <table:table-cell table:number-columns-repeated="16376"/>
        </table:table-row>
        <table:table-row table:style-name="ro17">
          <table:table-cell/>
          <table:table-cell table:style-name="ce63" office:value-type="string" calcext:value-type="string">
            <text:p>YELI HINOJOSA</text:p>
          </table:table-cell>
          <table:table-cell table:style-name="ce64" office:value-type="string" calcext:value-type="string">
            <text:p>TECNICO</text:p>
          </table:table-cell>
          <table:table-cell table:style-name="ce64" office:value-type="float" office:value="1" calcext:value-type="float">
            <text:p>1</text:p>
          </table:table-cell>
          <table:table-cell table:style-name="ce66" table:formula="of:=IF(AND([.C14]=&quot;UNIVERSITARIO&quot;;[.D14]&gt;=2);[.$H$12];(IF(AND([.C14]=&quot;TECNICO&quot;;[.D14]&gt;=1);[.$H$13];1000)))" office:value-type="float" office:value="4000" calcext:value-type="float">
            <text:p><text:s/>S/.4.000,00 </text:p>
          </table:table-cell>
          <table:table-cell table:number-columns-repeated="16379"/>
        </table:table-row>
        <table:table-row table:style-name="ro17">
          <table:table-cell/>
          <table:table-cell table:style-name="ce63" office:value-type="string" calcext:value-type="string">
            <text:p>ROSI SEDANO</text:p>
          </table:table-cell>
          <table:table-cell table:style-name="ce64" office:value-type="string" calcext:value-type="string">
            <text:p>UNIVERSITARIO</text:p>
          </table:table-cell>
          <table:table-cell table:style-name="ce64" office:value-type="float" office:value="0" calcext:value-type="float">
            <text:p>0</text:p>
          </table:table-cell>
          <table:table-cell table:style-name="ce65" table:formula="of:=IF(AND([.C15]=&quot;UNIVERSITARIO&quot;;[.D15]&gt;=2);[.$H$12];(IF(AND([.C15]=&quot;TECNICO&quot;;[.D15]&gt;=1);[.$H$13];1000)))" office:value-type="float" office:value="1000" calcext:value-type="float">
            <text:p>1000</text:p>
          </table:table-cell>
          <table:table-cell table:number-columns-repeated="16379"/>
        </table:table-row>
        <table:table-row table:style-name="ro17">
          <table:table-cell/>
          <table:table-cell table:style-name="ce63" office:value-type="string" calcext:value-type="string">
            <text:p>CUPERTINO CAISAHUANA</text:p>
          </table:table-cell>
          <table:table-cell table:style-name="ce64" office:value-type="string" calcext:value-type="string">
            <text:p>TECNICO</text:p>
          </table:table-cell>
          <table:table-cell table:style-name="ce64" office:value-type="float" office:value="0" calcext:value-type="float">
            <text:p>0</text:p>
          </table:table-cell>
          <table:table-cell table:style-name="ce65" table:formula="of:=IF(AND([.C16]=&quot;UNIVERSITARIO&quot;;[.D16]&gt;=2);[.$H$12];(IF(AND([.C16]=&quot;TECNICO&quot;;[.D16]&gt;=1);[.$H$13];1000)))" office:value-type="float" office:value="1000" calcext:value-type="float">
            <text:p>1000</text:p>
          </table:table-cell>
          <table:table-cell table:number-columns-repeated="16379"/>
        </table:table-row>
        <table:table-row table:style-name="ro17">
          <table:table-cell/>
          <table:table-cell table:style-name="ce63" office:value-type="string" calcext:value-type="string">
            <text:p>ORLANDINES ARROYO</text:p>
          </table:table-cell>
          <table:table-cell table:style-name="ce64" office:value-type="string" calcext:value-type="string">
            <text:p>TECNICO</text:p>
          </table:table-cell>
          <table:table-cell table:style-name="ce64" office:value-type="float" office:value="2" calcext:value-type="float">
            <text:p>2</text:p>
          </table:table-cell>
          <table:table-cell table:style-name="ce66" table:formula="of:=IF(AND([.C17]=&quot;UNIVERSITARIO&quot;;[.D17]&gt;=2);[.$H$12];(IF(AND([.C17]=&quot;TECNICO&quot;;[.D17]&gt;=1);[.$H$13];1000)))" office:value-type="float" office:value="4000" calcext:value-type="float">
            <text:p><text:s/>S/.4.000,00 </text:p>
          </table:table-cell>
          <table:table-cell table:number-columns-repeated="16379"/>
        </table:table-row>
        <table:table-row table:style-name="ro17">
          <table:table-cell/>
          <table:table-cell table:style-name="ce63" office:value-type="string" calcext:value-type="string">
            <text:p>EDWIN HUAMAN</text:p>
          </table:table-cell>
          <table:table-cell table:style-name="ce64" office:value-type="string" calcext:value-type="string">
            <text:p>TECNICO</text:p>
          </table:table-cell>
          <table:table-cell table:style-name="ce64" office:value-type="float" office:value="3" calcext:value-type="float">
            <text:p>3</text:p>
          </table:table-cell>
          <table:table-cell table:style-name="ce66" table:formula="of:=IF(AND([.C18]=&quot;UNIVERSITARIO&quot;;[.D18]&gt;=2);[.$H$12];(IF(AND([.C18]=&quot;TECNICO&quot;;[.D18]&gt;=1);[.$H$13];1000)))" office:value-type="float" office:value="4000" calcext:value-type="float">
            <text:p><text:s/>S/.4.000,00 </text:p>
          </table:table-cell>
          <table:table-cell table:number-columns-repeated="16379"/>
        </table:table-row>
        <table:table-row table:style-name="ro17">
          <table:table-cell/>
          <table:table-cell table:style-name="ce63" office:value-type="string" calcext:value-type="string">
            <text:p>DANIELA ESPINOZA</text:p>
          </table:table-cell>
          <table:table-cell table:style-name="ce64" office:value-type="string" calcext:value-type="string">
            <text:p>TECNICO</text:p>
          </table:table-cell>
          <table:table-cell table:style-name="ce64" office:value-type="float" office:value="2" calcext:value-type="float">
            <text:p>2</text:p>
          </table:table-cell>
          <table:table-cell table:style-name="ce66" table:formula="of:=IF(AND([.C19]=&quot;UNIVERSITARIO&quot;;[.D19]&gt;=2);[.$H$12];(IF(AND([.C19]=&quot;TECNICO&quot;;[.D19]&gt;=1);[.$H$13];1000)))" office:value-type="float" office:value="4000" calcext:value-type="float">
            <text:p><text:s/>S/.4.000,00 </text:p>
          </table:table-cell>
          <table:table-cell table:number-columns-repeated="16379"/>
        </table:table-row>
        <table:table-row table:style-name="ro17">
          <table:table-cell/>
          <table:table-cell table:style-name="ce63" office:value-type="string" calcext:value-type="string">
            <text:p>JOEL PEREZ</text:p>
          </table:table-cell>
          <table:table-cell table:style-name="ce64" office:value-type="string" calcext:value-type="string">
            <text:p>UNIVERSITARIO</text:p>
          </table:table-cell>
          <table:table-cell table:style-name="ce64" office:value-type="float" office:value="3" calcext:value-type="float">
            <text:p>3</text:p>
          </table:table-cell>
          <table:table-cell table:style-name="ce66" table:formula="of:=IF(AND([.C20]=&quot;UNIVERSITARIO&quot;;[.D20]&gt;=2);[.$H$12];(IF(AND([.C20]=&quot;TECNICO&quot;;[.D20]&gt;=1);[.$H$13];1000)))" office:value-type="float" office:value="5000" calcext:value-type="float">
            <text:p><text:s/>S/.5.000,00 </text:p>
          </table:table-cell>
          <table:table-cell table:number-columns-repeated="16379"/>
        </table:table-row>
        <table:table-row table:style-name="ro17">
          <table:table-cell/>
          <table:table-cell table:style-name="ce63" office:value-type="string" calcext:value-type="string">
            <text:p>BETTY QUINTO</text:p>
          </table:table-cell>
          <table:table-cell table:style-name="ce64" office:value-type="string" calcext:value-type="string">
            <text:p>UNIVERSITARIO</text:p>
          </table:table-cell>
          <table:table-cell table:style-name="ce64" office:value-type="float" office:value="4" calcext:value-type="float">
            <text:p>4</text:p>
          </table:table-cell>
          <table:table-cell table:style-name="ce66" table:formula="of:=IF(AND([.C21]=&quot;UNIVERSITARIO&quot;;[.D21]&gt;=2);[.$H$12];(IF(AND([.C21]=&quot;TECNICO&quot;;[.D21]&gt;=1);[.$H$13];1000)))" office:value-type="float" office:value="5000" calcext:value-type="float">
            <text:p><text:s/>S/.5.000,00 </text:p>
          </table:table-cell>
          <table:table-cell table:number-columns-repeated="16379"/>
        </table:table-row>
        <table:table-row table:style-name="ro17">
          <table:table-cell/>
          <table:table-cell table:style-name="ce63" office:value-type="string" calcext:value-type="string">
            <text:p>ELIDA CORDOVA</text:p>
          </table:table-cell>
          <table:table-cell table:style-name="ce64" office:value-type="string" calcext:value-type="string">
            <text:p>TECNICO</text:p>
          </table:table-cell>
          <table:table-cell table:style-name="ce64" office:value-type="float" office:value="5" calcext:value-type="float">
            <text:p>5</text:p>
          </table:table-cell>
          <table:table-cell table:style-name="ce66" table:formula="of:=IF(AND([.C22]=&quot;UNIVERSITARIO&quot;;[.D22]&gt;=2);[.$H$12];(IF(AND([.C22]=&quot;TECNICO&quot;;[.D22]&gt;=1);[.$H$13];1000)))" office:value-type="float" office:value="4000" calcext:value-type="float">
            <text:p><text:s/>S/.4.000,00 </text:p>
          </table:table-cell>
          <table:table-cell table:number-columns-repeated="16379"/>
        </table:table-row>
        <table:table-row table:style-name="ro17">
          <table:table-cell/>
          <table:table-cell table:style-name="ce63" office:value-type="string" calcext:value-type="string">
            <text:p>LUIS RAMOS</text:p>
          </table:table-cell>
          <table:table-cell table:style-name="ce64" office:value-type="string" calcext:value-type="string">
            <text:p>TECNICO</text:p>
          </table:table-cell>
          <table:table-cell table:style-name="ce64" office:value-type="float" office:value="6" calcext:value-type="float">
            <text:p>6</text:p>
          </table:table-cell>
          <table:table-cell table:style-name="ce66" table:formula="of:=IF(AND([.C23]=&quot;UNIVERSITARIO&quot;;[.D23]&gt;=2);[.$H$12];(IF(AND([.C23]=&quot;TECNICO&quot;;[.D23]&gt;=1);[.$H$13];1000)))" office:value-type="float" office:value="4000" calcext:value-type="float">
            <text:p><text:s/>S/.4.000,00 </text:p>
          </table:table-cell>
          <table:table-cell table:number-columns-repeated="16379"/>
        </table:table-row>
        <table:table-row table:style-name="ro17">
          <table:table-cell/>
          <table:table-cell table:style-name="ce63" office:value-type="string" calcext:value-type="string">
            <text:p>MOISES CONDORI</text:p>
          </table:table-cell>
          <table:table-cell table:style-name="ce64" office:value-type="string" calcext:value-type="string">
            <text:p>TECNICO</text:p>
          </table:table-cell>
          <table:table-cell table:style-name="ce64" office:value-type="float" office:value="6" calcext:value-type="float">
            <text:p>6</text:p>
          </table:table-cell>
          <table:table-cell table:style-name="ce66" table:formula="of:=IF(AND([.C24]=&quot;UNIVERSITARIO&quot;;[.D24]&gt;=2);[.$H$12];(IF(AND([.C24]=&quot;TECNICO&quot;;[.D24]&gt;=1);[.$H$13];1000)))" office:value-type="float" office:value="4000" calcext:value-type="float">
            <text:p><text:s/>S/.4.000,00 </text:p>
          </table:table-cell>
          <table:table-cell table:number-columns-repeated="16379"/>
        </table:table-row>
        <table:table-row table:style-name="ro17">
          <table:table-cell/>
          <table:table-cell table:style-name="ce63" office:value-type="string" calcext:value-type="string">
            <text:p>ELVIS TAIPE</text:p>
          </table:table-cell>
          <table:table-cell table:style-name="ce64" office:value-type="string" calcext:value-type="string">
            <text:p>UNIVERSITARIO</text:p>
          </table:table-cell>
          <table:table-cell table:style-name="ce64" office:value-type="float" office:value="5" calcext:value-type="float">
            <text:p>5</text:p>
          </table:table-cell>
          <table:table-cell table:style-name="ce66" table:formula="of:=IF(AND([.C25]=&quot;UNIVERSITARIO&quot;;[.D25]&gt;=2);[.$H$12];(IF(AND([.C25]=&quot;TECNICO&quot;;[.D25]&gt;=1);[.$H$13];1000)))" office:value-type="float" office:value="5000" calcext:value-type="float">
            <text:p><text:s/>S/.5.000,00 </text:p>
          </table:table-cell>
          <table:table-cell table:number-columns-repeated="16379"/>
        </table:table-row>
        <table:table-row table:style-name="ro17">
          <table:table-cell/>
          <table:table-cell table:style-name="ce63" office:value-type="string" calcext:value-type="string">
            <text:p>SUSANA LOPEZ</text:p>
          </table:table-cell>
          <table:table-cell table:style-name="ce64" office:value-type="string" calcext:value-type="string">
            <text:p>UNIVERSITARIO</text:p>
          </table:table-cell>
          <table:table-cell table:style-name="ce64" office:value-type="float" office:value="4" calcext:value-type="float">
            <text:p>4</text:p>
          </table:table-cell>
          <table:table-cell table:style-name="ce66" table:formula="of:=IF(AND([.C26]=&quot;UNIVERSITARIO&quot;;[.D26]&gt;=2);[.$H$12];(IF(AND([.C26]=&quot;TECNICO&quot;;[.D26]&gt;=1);[.$H$13];1000)))" office:value-type="float" office:value="5000" calcext:value-type="float">
            <text:p><text:s/>S/.5.000,00 </text:p>
          </table:table-cell>
          <table:table-cell table:number-columns-repeated="16379"/>
        </table:table-row>
        <table:table-row table:style-name="ro17">
          <table:table-cell/>
          <table:table-cell table:style-name="ce63" office:value-type="string" calcext:value-type="string">
            <text:p>DEIVID GONZALES</text:p>
          </table:table-cell>
          <table:table-cell table:style-name="ce64" office:value-type="string" calcext:value-type="string">
            <text:p>UNIVERSITARIO</text:p>
          </table:table-cell>
          <table:table-cell table:style-name="ce64" office:value-type="float" office:value="3" calcext:value-type="float">
            <text:p>3</text:p>
          </table:table-cell>
          <table:table-cell table:style-name="ce66" table:formula="of:=IF(AND([.C27]=&quot;UNIVERSITARIO&quot;;[.D27]&gt;=2);[.$H$12];(IF(AND([.C27]=&quot;TECNICO&quot;;[.D27]&gt;=1);[.$H$13];1000)))" office:value-type="float" office:value="5000" calcext:value-type="float">
            <text:p><text:s/>S/.5.000,00 </text:p>
          </table:table-cell>
          <table:table-cell table:number-columns-repeated="16379"/>
        </table:table-row>
        <table:table-row table:style-name="ro17">
          <table:table-cell/>
          <table:table-cell table:style-name="ce63" office:value-type="string" calcext:value-type="string">
            <text:p>TANIA GUILLEN</text:p>
          </table:table-cell>
          <table:table-cell table:style-name="ce64" office:value-type="string" calcext:value-type="string">
            <text:p>TECNICO</text:p>
          </table:table-cell>
          <table:table-cell table:style-name="ce64" office:value-type="float" office:value="2" calcext:value-type="float">
            <text:p>2</text:p>
          </table:table-cell>
          <table:table-cell table:style-name="ce66" table:formula="of:=IF(AND([.C28]=&quot;UNIVERSITARIO&quot;;[.D28]&gt;=2);[.$H$12];(IF(AND([.C28]=&quot;TECNICO&quot;;[.D28]&gt;=1);[.$H$13];1000)))" office:value-type="float" office:value="4000" calcext:value-type="float">
            <text:p><text:s/>S/.4.000,00 </text:p>
          </table:table-cell>
          <table:table-cell table:number-columns-repeated="16379"/>
        </table:table-row>
        <table:table-row table:style-name="ro17">
          <table:table-cell/>
          <table:table-cell table:style-name="ce63" office:value-type="string" calcext:value-type="string">
            <text:p>JAVIER MEDRANO</text:p>
          </table:table-cell>
          <table:table-cell table:style-name="ce64" office:value-type="string" calcext:value-type="string">
            <text:p>TECNICO</text:p>
          </table:table-cell>
          <table:table-cell table:style-name="ce64" office:value-type="float" office:value="1" calcext:value-type="float">
            <text:p>1</text:p>
          </table:table-cell>
          <table:table-cell table:style-name="ce66" table:formula="of:=IF(AND([.C29]=&quot;UNIVERSITARIO&quot;;[.D29]&gt;=2);[.$H$12];(IF(AND([.C29]=&quot;TECNICO&quot;;[.D29]&gt;=1);[.$H$13];1000)))" office:value-type="float" office:value="4000" calcext:value-type="float">
            <text:p><text:s/>S/.4.000,00 </text:p>
          </table:table-cell>
          <table:table-cell table:number-columns-repeated="16379"/>
        </table:table-row>
        <table:table-row table:style-name="ro17">
          <table:table-cell/>
          <table:table-cell table:style-name="ce63" office:value-type="string" calcext:value-type="string">
            <text:p>CRISTHIAN RAMIREZ</text:p>
          </table:table-cell>
          <table:table-cell table:style-name="ce64" office:value-type="string" calcext:value-type="string">
            <text:p>UNIVERSITARIO</text:p>
          </table:table-cell>
          <table:table-cell table:style-name="ce64" office:value-type="float" office:value="2" calcext:value-type="float">
            <text:p>2</text:p>
          </table:table-cell>
          <table:table-cell table:style-name="ce66" table:formula="of:=IF(AND([.C30]=&quot;UNIVERSITARIO&quot;;[.D30]&gt;=2);[.$H$12];(IF(AND([.C30]=&quot;TECNICO&quot;;[.D30]&gt;=1);[.$H$13];1000)))" office:value-type="float" office:value="5000" calcext:value-type="float">
            <text:p><text:s/>S/.5.000,00 </text:p>
          </table:table-cell>
          <table:table-cell table:number-columns-repeated="16379"/>
        </table:table-row>
        <table:table-row table:style-name="ro17">
          <table:table-cell/>
          <table:table-cell table:style-name="ce63" office:value-type="string" calcext:value-type="string">
            <text:p>RUTH HUAMAN</text:p>
          </table:table-cell>
          <table:table-cell table:style-name="ce64" office:value-type="string" calcext:value-type="string">
            <text:p>TECNICO</text:p>
          </table:table-cell>
          <table:table-cell table:style-name="ce64" office:value-type="float" office:value="5" calcext:value-type="float">
            <text:p>5</text:p>
          </table:table-cell>
          <table:table-cell table:style-name="ce66" table:formula="of:=IF(AND([.C31]=&quot;UNIVERSITARIO&quot;;[.D31]&gt;=2);[.$H$12];(IF(AND([.C31]=&quot;TECNICO&quot;;[.D31]&gt;=1);[.$H$13];1000)))" office:value-type="float" office:value="4000" calcext:value-type="float">
            <text:p><text:s/>S/.4.000,00 </text:p>
          </table:table-cell>
          <table:table-cell table:number-columns-repeated="16379"/>
        </table:table-row>
        <table:table-row table:style-name="ro17" table:number-rows-repeated="1048544">
          <table:table-cell table:number-columns-repeated="16384"/>
        </table:table-row>
        <table:table-row table:style-name="ro17">
          <table:table-cell table:number-columns-repeated="16384"/>
        </table:table-row>
      </table:table>
      <table:named-expressions>
        <table:named-expression table:name="CUADRO" table:base-cell-address="$'EJEMPLO 01'.$A$1" table:expression="#REF!"/>
        <table:named-expression table:name="futbol" table:base-cell-address="$'EJEMPLO 01'.$A$1" table:expression="#REF!"/>
        <table:named-expression table:name="Generacion" table:base-cell-address="$'EJEMPLO 01'.$A$1" table:expression="#REF!"/>
        <table:named-expression table:name="MUNDIAL" table:base-cell-address="$'EJEMPLO 01'.$A$1" table:expression="#REF!"/>
        <table:named-expression table:name="WALTER" table:base-cell-address="$'EJEMPLO 01'.$A$1" table:expression="#REF!"/>
        <table:named-expression table:name="WALTERC" table:base-cell-address="$'EJEMPLO 01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 Narrow" svg:font-family="'Arial Narrow'" style:font-family-generic="swiss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35P0" style:volatile="true">
      <number:text>$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 S/.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S/.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S/.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14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4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5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6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currency-style style:name="N117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7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text> </number:text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text> </number:text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text> S/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S/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S/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S/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S/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S/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8">
      <number:day number:style="long"/>
      <number:text>/</number:text>
      <number:month number:textual="true"/>
      <number:text>/</number:text>
      <number:year number:style="long"/>
    </number:date-style>
    <number:number-style style:name="N14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mma_20__5b_0_5d_" style:display-name="Comma [0]" style:family="table-cell" style:parent-style-name="Default" style:data-style-name="N122"/>
    <style:style style:name="Currency_20__5b_0_5d_" style:display-name="Currency [0]" style:family="table-cell" style:parent-style-name="Default" style:data-style-name="N136"/>
    <style:style style:name="Currency_5f_Macro1" style:display-name="Currency_Macro1" style:family="table-cell" style:parent-style-name="Default" style:data-style-name="N135"/>
    <style:style style:name="Moneda_20_2" style:display-name="Moneda 2" style:family="table-cell" style:parent-style-name="Default" style:data-style-name="N139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ConditionalStyle_5f_4" style:display-name="ConditionalStyle_4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ext-properties fo:color="#ff0000"/>
    </style:style>
    <style:style style:name="ConditionalStyle_5f_2" style:display-name="ConditionalStyle_2" style:family="table-cell" style:parent-style-name="Default">
      <style:text-properties fo:color="#0000ff"/>
    </style:style>
    <style:style style:name="ConditionalStyle_5f_1" style:display-name="ConditionalStyle_1" style:family="table-cell" style:parent-style-name="Default">
      <style:text-properties fo:color="#ff0000"/>
    </style:style>
    <style:style style:name="Excel_20_Built-in_20_Comma" style:display-name="Excel Built-in Comma" style:family="table-cell" style:parent-style-name="Default" style:data-style-name="N137"/>
    <draw:marker draw:name="Puntas_20_de_20_flecha_20_1" draw:display-name="Puntas de flecha 1" svg:viewBox="0 0 20 30" svg:d="M10 0l-10 30h20z"/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3cm" fo:margin-bottom="1.3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1.24cm" fo:margin-left="0cm" fo:margin-right="0cm" fo:margin-bottom="0.887cm"/>
      </style:header-style>
      <style:footer-style>
        <style:header-footer-properties fo:min-height="1.24cm" fo:margin-left="0cm" fo:margin-right="0cm" fo:margin-top="0.887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JEMPLO_20_01" style:display-name="PageStyle_EJEMPLO 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JEMPLO_20_02" style:display-name="PageStyle_EJEMPLO 02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JEMPLO_20_04" style:display-name="PageStyle_EJEMPLO 04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JEMPLO_20_03" style:display-name="PageStyle_EJEMPLO 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JEMPLO_20_05" style:display-name="PageStyle_EJEMPLO 0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JEMPLO_20_06" style:display-name="PageStyle_EJEMPLO 0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JEMPLO_20_08" style:display-name="PageStyle_EJEMPLO 08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JEMPLO_20_07" style:display-name="PageStyle_EJEMPLO 07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JEMPLO_20_09" style:display-name="PageStyle_EJEMPLO 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JEMPLO_20_10" style:display-name="PageStyle_EJEMPLO 10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aboratorio 117</meta:initial-creator>
    <meta:creation-date>1996-01-12T11:40:47</meta:creation-date>
    <dc:date>2024-12-12T08:11:07.458000000</dc:date>
    <meta:generator>LibreOffice/7.6.4.1$Windows_X86_64 LibreOffice_project/e19e193f88cd6c0525a17fb7a176ed8e6a3e2aa1</meta:generator>
    <meta:editing-duration>PT55S</meta:editing-duration>
    <meta:editing-cycles>1</meta:editing-cycles>
    <meta:document-statistic meta:table-count="10" meta:cell-count="494" meta:object-count="15"/>
    <meta:user-defined meta:name="AppVersion">16.0300</meta:user-defined>
  </office:meta>
</office:document-meta>
</file>